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bsatz_20__28_folgende_29_">
      <style:text-properties style:font-name="Times New Roman" fo:font-size="10pt" fo:language="de" fo:country="DE" officeooo:rsid="001f54ab" officeooo:paragraph-rsid="001f54ab" fo:background-color="#ffff00" style:font-size-asian="10.5pt"/>
    </style:style>
    <style:style style:name="P2" style:family="paragraph" style:parent-style-name="Absatz_20__28_folgende_29_">
      <style:text-properties style:font-name="Times New Roman" fo:font-size="10pt" fo:language="de" fo:country="DE" officeooo:rsid="001f54ab" officeooo:paragraph-rsid="008d7a4f" fo:background-color="#ffff00" style:font-size-asian="10.5pt"/>
    </style:style>
    <style:style style:name="P3" style:family="paragraph" style:parent-style-name="Absatz_20__28_folgende_29_">
      <style:text-properties officeooo:paragraph-rsid="001f54ab" fo:background-color="#ffff00"/>
    </style:style>
    <style:style style:name="P4" style:family="paragraph" style:parent-style-name="Absatz_20__28_folgende_29_">
      <style:text-properties officeooo:rsid="001f54ab" officeooo:paragraph-rsid="001f54ab" fo:background-color="#ffff00"/>
    </style:style>
    <style:style style:name="P5" style:family="paragraph" style:parent-style-name="Absatz_20__28_folgende_29_">
      <style:text-properties officeooo:rsid="001f54ab" officeooo:paragraph-rsid="0092bcce" fo:background-color="#ffff00"/>
    </style:style>
    <style:style style:name="P6" style:family="paragraph" style:parent-style-name="Absatz_20__28_folgende_29_">
      <style:text-properties officeooo:paragraph-rsid="0024817d"/>
    </style:style>
    <style:style style:name="P7" style:family="paragraph" style:parent-style-name="Absatz_20__28_folgende_29_">
      <style:text-properties officeooo:rsid="001f54ab"/>
    </style:style>
    <style:style style:name="P8" style:family="paragraph" style:parent-style-name="Absatz_20__28_folgende_29_">
      <style:text-properties officeooo:rsid="001f54ab" officeooo:paragraph-rsid="001f54ab"/>
    </style:style>
    <style:style style:name="P9" style:family="paragraph" style:parent-style-name="Absatz_20__28_folgende_29_">
      <style:text-properties officeooo:rsid="001f54ab" officeooo:paragraph-rsid="0072e8f1"/>
    </style:style>
    <style:style style:name="P10" style:family="paragraph" style:parent-style-name="Absatz_20__28_folgende_29_">
      <style:text-properties officeooo:rsid="001f54ab" officeooo:paragraph-rsid="0098580e"/>
    </style:style>
    <style:style style:name="P11" style:family="paragraph" style:parent-style-name="Absatz_20__28_folgende_29_">
      <style:text-properties officeooo:rsid="001f54ab" officeooo:paragraph-rsid="00a399d9"/>
    </style:style>
    <style:style style:name="P12" style:family="paragraph" style:parent-style-name="Absatz_20__28_folgende_29_">
      <style:text-properties officeooo:paragraph-rsid="0091e8c0"/>
    </style:style>
    <style:style style:name="P13" style:family="paragraph" style:parent-style-name="Absatz_20__28_folgende_29_">
      <style:text-properties officeooo:rsid="0091e8c0" officeooo:paragraph-rsid="00643251"/>
    </style:style>
    <style:style style:name="P14" style:family="paragraph" style:parent-style-name="Absatz_20__28_folgende_29_">
      <style:text-properties officeooo:paragraph-rsid="00393adc"/>
    </style:style>
    <style:style style:name="P15" style:family="paragraph" style:parent-style-name="Absatz_20__28_folgende_29_">
      <style:paragraph-properties fo:margin-left="0cm" fo:margin-right="8.999cm" fo:text-indent="0cm" style:auto-text-indent="false"/>
      <style:text-properties style:font-name="Times New Roman" fo:font-size="10pt" fo:language="de" fo:country="DE" officeooo:rsid="00371882" officeooo:paragraph-rsid="001f54ab" style:font-size-asian="10.5pt"/>
    </style:style>
    <style:style style:name="P16" style:family="paragraph" style:parent-style-name="Absatz_20__28_folgende_29_">
      <style:paragraph-properties fo:margin-left="0cm" fo:margin-right="8.999cm" fo:text-indent="0cm" style:auto-text-indent="false"/>
      <style:text-properties officeooo:rsid="00371882"/>
    </style:style>
    <style:style style:name="P17" style:family="paragraph" style:parent-style-name="Absatz_20__28_folgende_29_">
      <style:paragraph-properties fo:margin-left="0cm" fo:margin-right="8.999cm" fo:text-indent="0cm" style:auto-text-indent="false"/>
      <style:text-properties officeooo:rsid="00371882" officeooo:paragraph-rsid="00371882"/>
    </style:style>
    <style:style style:name="P18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1f54ab"/>
    </style:style>
    <style:style style:name="P19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72e8f1"/>
    </style:style>
    <style:style style:name="P20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9d1ca4"/>
    </style:style>
    <style:style style:name="P21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a399d9"/>
    </style:style>
    <style:style style:name="P22" style:family="paragraph" style:parent-style-name="Absatz_20__28_folgende_29_">
      <style:paragraph-properties fo:margin-left="0cm" fo:margin-right="8.999cm" fo:text-indent="0cm" style:auto-text-indent="false"/>
      <style:text-properties officeooo:paragraph-rsid="004fad0a"/>
    </style:style>
    <style:style style:name="P23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72e8f1" fo:background-color="#ffff00"/>
    </style:style>
    <style:style style:name="P24" style:family="paragraph" style:parent-style-name="Absatz_20__28_folgende_29_">
      <style:paragraph-properties fo:margin-left="0cm" fo:margin-right="8.999cm" fo:text-indent="0cm" style:auto-text-indent="false"/>
      <style:text-properties fo:font-style="italic" officeooo:rsid="0072e8f1" officeooo:paragraph-rsid="0072e8f1" fo:background-color="#ffff00" style:font-style-asian="italic" style:font-style-complex="italic"/>
    </style:style>
    <style:style style:name="P25" style:family="paragraph" style:parent-style-name="Absatz_20__28_folgende_29_">
      <style:paragraph-properties fo:margin-left="0cm" fo:margin-right="8.999cm" fo:text-indent="0cm" style:auto-text-indent="false"/>
      <style:text-properties officeooo:rsid="0074f9bc" officeooo:paragraph-rsid="0074ac4b"/>
    </style:style>
    <style:style style:name="P26" style:family="paragraph" style:parent-style-name="Absatz_20__28_folgende_29_">
      <style:paragraph-properties fo:margin-left="0cm" fo:margin-right="8.999cm" fo:text-indent="0cm" style:auto-text-indent="false"/>
      <style:text-properties officeooo:paragraph-rsid="0091e8c0"/>
    </style:style>
    <style:style style:name="P27" style:family="paragraph" style:parent-style-name="Absatz_20__28_folgende_29_">
      <style:paragraph-properties fo:margin-left="0cm" fo:margin-right="8.999cm" fo:text-indent="0cm" style:auto-text-indent="false"/>
      <style:text-properties officeooo:rsid="0091e8c0" officeooo:paragraph-rsid="0091e8c0"/>
    </style:style>
    <style:style style:name="P28" style:family="paragraph" style:parent-style-name="Absatz_20__28_folgende_29_">
      <style:paragraph-properties fo:margin-left="0cm" fo:margin-right="8.999cm" fo:text-indent="0cm" style:auto-text-indent="false"/>
      <style:text-properties officeooo:rsid="009d1ca4" officeooo:paragraph-rsid="0076edf2"/>
    </style:style>
    <style:style style:name="P29" style:family="paragraph" style:parent-style-name="Absatz_20__28_folgende_29_">
      <style:paragraph-properties fo:margin-left="0cm" fo:margin-right="8.999cm" fo:text-indent="0cm" style:auto-text-indent="false"/>
      <style:text-properties style:use-window-font-color="true" style:font-name="Times-Roman" fo:font-size="10pt" fo:language="de" fo:country="DE" officeooo:rsid="00371882" officeooo:paragraph-rsid="00a135eb" style:font-name-asian="Times-Roman" style:font-size-asian="10pt" style:font-name-complex="Times-Roman" style:font-size-complex="10pt"/>
    </style:style>
    <style:style style:name="P30" style:family="paragraph" style:parent-style-name="Sektion">
      <style:paragraph-properties fo:margin-left="0cm" fo:margin-right="8.999cm" fo:text-indent="0cm" style:auto-text-indent="false"/>
      <style:text-properties officeooo:rsid="001f54ab" officeooo:paragraph-rsid="001f54ab"/>
    </style:style>
    <style:style style:name="P31" style:family="paragraph" style:parent-style-name="Sektion">
      <style:paragraph-properties fo:margin-left="0cm" fo:margin-right="8.999cm" fo:text-indent="0cm" style:auto-text-indent="false"/>
      <style:text-properties officeooo:rsid="001f54ab" officeooo:paragraph-rsid="00a399d9"/>
    </style:style>
    <style:style style:name="P32" style:family="paragraph" style:parent-style-name="Sektion">
      <style:paragraph-properties fo:margin-left="0cm" fo:margin-right="8.999cm" fo:text-indent="0cm" style:auto-text-indent="false"/>
      <style:text-properties officeooo:paragraph-rsid="001f54ab"/>
    </style:style>
    <style:style style:name="P33" style:family="paragraph" style:parent-style-name="Sektion">
      <style:paragraph-properties fo:margin-left="0cm" fo:margin-right="8.999cm" fo:text-indent="0cm" style:auto-text-indent="false"/>
      <style:text-properties officeooo:rsid="0078e63d" officeooo:paragraph-rsid="0078e63d"/>
    </style:style>
    <style:style style:name="P34" style:family="paragraph" style:parent-style-name="Sektion">
      <style:paragraph-properties fo:margin-left="0cm" fo:margin-right="8.999cm" fo:text-indent="0cm" style:auto-text-indent="false"/>
      <style:text-properties officeooo:rsid="0091e8c0" officeooo:paragraph-rsid="0091e8c0"/>
    </style:style>
    <style:style style:name="P35" style:family="paragraph" style:parent-style-name="Preformatted_20_Text">
      <style:paragraph-properties fo:margin-left="0cm" fo:margin-right="8.999cm" fo:text-indent="0cm" style:auto-text-indent="false"/>
      <style:text-properties style:font-name="Times New Roman" fo:font-size="10pt" fo:language="de" fo:country="DE" officeooo:rsid="001f54ab" officeooo:paragraph-rsid="00a399d9" fo:background-color="#ffff00" style:font-size-asian="10.5pt"/>
    </style:style>
    <style:style style:name="P36" style:family="paragraph" style:parent-style-name="Standard">
      <style:paragraph-properties fo:margin-left="0cm" fo:margin-right="8.999cm" fo:text-indent="0cm" style:auto-text-indent="false"/>
      <style:text-properties officeooo:rsid="009a06cf" officeooo:paragraph-rsid="00a399d9"/>
    </style:style>
    <style:style style:name="P37" style:family="paragraph" style:parent-style-name="Standard">
      <style:text-properties officeooo:paragraph-rsid="00339670"/>
    </style:style>
    <style:style style:name="P38" style:family="paragraph" style:parent-style-name="Standard">
      <style:text-properties officeooo:rsid="001f54ab" officeooo:paragraph-rsid="00379ee4"/>
    </style:style>
    <style:style style:name="P39" style:family="paragraph" style:parent-style-name="Standard">
      <style:text-properties officeooo:rsid="001f54ab" officeooo:paragraph-rsid="0072e8f1"/>
    </style:style>
    <style:style style:name="P40" style:family="paragraph" style:parent-style-name="Standard">
      <style:text-properties officeooo:rsid="001f54ab" officeooo:paragraph-rsid="008e658a"/>
    </style:style>
    <style:style style:name="P41" style:family="paragraph" style:parent-style-name="Standard">
      <style:text-properties officeooo:rsid="00339670" officeooo:paragraph-rsid="00339670"/>
    </style:style>
    <style:style style:name="P42" style:family="paragraph" style:parent-style-name="Standard">
      <style:text-properties officeooo:rsid="00339670" officeooo:paragraph-rsid="003e3ebf"/>
    </style:style>
    <style:style style:name="P43" style:family="paragraph" style:parent-style-name="Standard">
      <style:text-properties officeooo:paragraph-rsid="003fbc89"/>
    </style:style>
    <style:style style:name="P44" style:family="paragraph" style:parent-style-name="Standard">
      <style:text-properties style:font-name="Times New Roman" fo:font-size="10pt" fo:language="de" fo:country="DE" officeooo:rsid="001f54ab" fo:background-color="#ffff00" style:font-size-asian="10.5pt"/>
    </style:style>
    <style:style style:name="P45" style:family="paragraph" style:parent-style-name="Standard">
      <style:text-properties style:font-name="Times New Roman" fo:font-size="10pt" fo:language="de" fo:country="DE" officeooo:rsid="001f54ab" officeooo:paragraph-rsid="004229af" fo:background-color="#ffff00" style:font-size-asian="10.5pt"/>
    </style:style>
    <style:style style:name="P46" style:family="paragraph" style:parent-style-name="Standard">
      <style:text-properties fo:color="#000000" style:font-name="Times New Roman" fo:font-size="10pt" fo:language="de" fo:country="DE" officeooo:rsid="001f54ab" fo:background-color="#ffff00" style:font-size-asian="10.5pt"/>
    </style:style>
    <style:style style:name="P47" style:family="paragraph" style:parent-style-name="Standard">
      <style:text-properties fo:color="#000000" style:font-name="Times New Roman" fo:font-size="10pt" fo:language="de" fo:country="DE" officeooo:rsid="001f54ab" officeooo:paragraph-rsid="004229af" fo:background-color="#ffff00" style:font-size-asian="10.5pt"/>
    </style:style>
    <style:style style:name="P48" style:family="paragraph" style:parent-style-name="Standard">
      <style:text-properties officeooo:paragraph-rsid="0045c5d0"/>
    </style:style>
    <style:style style:name="P49" style:family="paragraph" style:parent-style-name="Standard">
      <style:text-properties officeooo:paragraph-rsid="0072e8f1"/>
    </style:style>
    <style:style style:name="P50" style:family="paragraph" style:parent-style-name="Standard">
      <style:text-properties officeooo:rsid="003fbc89" officeooo:paragraph-rsid="003fbc89"/>
    </style:style>
    <style:style style:name="P51" style:family="paragraph" style:parent-style-name="Standard">
      <style:text-properties officeooo:rsid="0041883e" officeooo:paragraph-rsid="0041883e"/>
    </style:style>
    <style:style style:name="P52" style:family="paragraph" style:parent-style-name="Standard">
      <style:text-properties officeooo:rsid="004229af" officeooo:paragraph-rsid="004229af"/>
    </style:style>
    <style:style style:name="P53" style:family="paragraph" style:parent-style-name="Standard">
      <style:text-properties officeooo:paragraph-rsid="008e658a"/>
    </style:style>
    <style:style style:name="P54" style:family="paragraph" style:parent-style-name="Standard">
      <style:text-properties officeooo:rsid="0090dd18"/>
    </style:style>
    <style:style style:name="P55" style:family="paragraph" style:parent-style-name="Standard">
      <style:text-properties officeooo:paragraph-rsid="009e9527"/>
    </style:style>
    <style:style style:name="P56" style:family="paragraph" style:parent-style-name="Absatz_20__28_erster_29_">
      <style:text-properties officeooo:paragraph-rsid="001f54ab" fo:background-color="#ffff00"/>
    </style:style>
    <style:style style:name="P57" style:family="paragraph" style:parent-style-name="Absatz_20__28_erster_29_">
      <style:text-properties officeooo:rsid="001f54ab" officeooo:paragraph-rsid="001f54ab" fo:background-color="#ffff00"/>
    </style:style>
    <style:style style:name="P58" style:family="paragraph" style:parent-style-name="Absatz_20__28_erster_29_">
      <style:text-properties officeooo:paragraph-rsid="0022d655"/>
    </style:style>
    <style:style style:name="P59" style:family="paragraph" style:parent-style-name="Absatz_20__28_erster_29_">
      <style:text-properties officeooo:paragraph-rsid="00339670"/>
    </style:style>
    <style:style style:name="P60" style:family="paragraph" style:parent-style-name="Absatz_20__28_erster_29_">
      <style:text-properties officeooo:rsid="001f54ab" officeooo:paragraph-rsid="001f54ab"/>
    </style:style>
    <style:style style:name="P61" style:family="paragraph" style:parent-style-name="Absatz_20__28_erster_29_">
      <style:text-properties officeooo:rsid="001f54ab" officeooo:paragraph-rsid="00339670"/>
    </style:style>
    <style:style style:name="P62" style:family="paragraph" style:parent-style-name="Absatz_20__28_erster_29_">
      <style:text-properties officeooo:paragraph-rsid="00480408"/>
    </style:style>
    <style:style style:name="P63" style:family="paragraph" style:parent-style-name="Sektion">
      <style:text-properties officeooo:rsid="001f54ab" officeooo:paragraph-rsid="001f54ab"/>
    </style:style>
    <style:style style:name="P64" style:family="paragraph" style:parent-style-name="Sektion">
      <style:text-properties officeooo:rsid="0024817d" officeooo:paragraph-rsid="0024817d"/>
    </style:style>
    <style:style style:name="P65" style:family="paragraph" style:parent-style-name="Sektion">
      <style:text-properties officeooo:rsid="00405640" officeooo:paragraph-rsid="00405640"/>
    </style:style>
    <style:style style:name="P66" style:family="paragraph" style:parent-style-name="Referenz">
      <style:text-properties style:font-name="Times New Roman" fo:font-size="8pt" fo:language="de" fo:country="DE" officeooo:rsid="00853519" officeooo:paragraph-rsid="00866110" fo:background-color="transparent" style:font-size-asian="10.5pt"/>
    </style:style>
    <style:style style:name="P67" style:family="paragraph" style:parent-style-name="Referenz">
      <style:text-properties style:font-name="Times New Roman" fo:font-size="8pt" fo:language="de" fo:country="DE" officeooo:rsid="00853519" officeooo:paragraph-rsid="00853519" fo:background-color="transparent" style:font-size-asian="10.5pt"/>
    </style:style>
    <style:style style:name="P68" style:family="paragraph" style:parent-style-name="Referenz">
      <style:text-properties style:font-name="Times New Roman" fo:font-size="8pt" fo:language="de" fo:country="DE" officeooo:paragraph-rsid="00853519" fo:background-color="transparent" style:font-size-asian="10.5pt"/>
    </style:style>
    <style:style style:name="P69" style:family="paragraph" style:parent-style-name="Referenz">
      <style:text-properties officeooo:paragraph-rsid="00866110"/>
    </style:style>
    <style:style style:name="P70" style:family="paragraph" style:parent-style-name="Title" style:master-page-name="Standard">
      <style:paragraph-properties style:page-number="auto"/>
    </style:style>
    <style:style style:name="P71" style:family="paragraph" style:parent-style-name="Standard">
      <style:text-properties officeooo:paragraph-rsid="00ac4e12"/>
    </style:style>
    <style:style style:name="P72" style:family="paragraph" style:parent-style-name="Standard">
      <style:text-properties officeooo:rsid="001f54ab" officeooo:paragraph-rsid="004229af"/>
    </style:style>
    <style:style style:name="P73" style:family="paragraph" style:parent-style-name="Standard">
      <style:text-properties officeooo:rsid="001f54ab" officeooo:paragraph-rsid="00b5587a"/>
    </style:style>
    <style:style style:name="P74" style:family="paragraph" style:parent-style-name="Standard">
      <style:text-properties officeooo:paragraph-rsid="00add294"/>
    </style:style>
    <style:style style:name="P75" style:family="paragraph" style:parent-style-name="Standard">
      <style:text-properties officeooo:paragraph-rsid="00add294" fo:background-color="transparent"/>
    </style:style>
    <style:style style:name="P76" style:family="paragraph" style:parent-style-name="Standard">
      <style:text-properties officeooo:paragraph-rsid="00b5587a"/>
    </style:style>
    <style:style style:name="P77" style:family="paragraph" style:parent-style-name="Absatz_20__28_erster_29_" style:list-style-name="L1">
      <style:text-properties officeooo:paragraph-rsid="001f54ab"/>
    </style:style>
    <style:style style:name="P78" style:family="paragraph" style:parent-style-name="Absatz_20__28_erster_29_" style:list-style-name="L1">
      <style:text-properties style:use-window-font-color="true" style:font-name="Times-Roman" fo:font-size="10pt" fo:language="de" fo:country="DE" officeooo:rsid="001f54ab" officeooo:paragraph-rsid="001f54ab" style:font-name-asian="Times-Roman" style:font-size-asian="10pt" style:font-name-complex="Times-Roman" style:font-size-complex="10pt"/>
    </style:style>
    <style:style style:name="P79" style:family="paragraph" style:parent-style-name="Absatz_20__28_erster_29_">
      <style:text-properties officeooo:rsid="001f54ab" officeooo:paragraph-rsid="009e75f2"/>
    </style:style>
    <style:style style:name="P80" style:family="paragraph" style:parent-style-name="Abstract">
      <style:text-properties officeooo:paragraph-rsid="00a810f9"/>
    </style:style>
    <style:style style:name="P81" style:family="paragraph" style:parent-style-name="Referenz">
      <style:text-properties style:font-name="Times New Roman" fo:font-size="8pt" officeooo:paragraph-rsid="00ba5810" fo:background-color="transparent" style:font-size-asian="10.5pt"/>
    </style:style>
    <style:style style:name="P82" style:family="paragraph" style:parent-style-name="Referenz">
      <style:text-properties style:font-name="Times New Roman" fo:font-size="8pt" fo:language="de" fo:country="DE" officeooo:paragraph-rsid="00ba5810" fo:background-color="transparent" style:font-size-asian="10.5pt"/>
    </style:style>
    <style:style style:name="P83" style:family="paragraph" style:parent-style-name="Referenz">
      <style:text-properties style:font-name="Times New Roman" fo:font-size="8pt" fo:language="de" fo:country="DE" officeooo:rsid="00853519" officeooo:paragraph-rsid="00ba5810" fo:background-color="transparent" style:font-size-asian="10.5pt"/>
    </style:style>
    <style:style style:name="P84" style:family="paragraph" style:parent-style-name="Referenz">
      <style:text-properties officeooo:paragraph-rsid="00ba5810"/>
    </style:style>
    <style:style style:name="P85" style:family="paragraph" style:parent-style-name="Absatz_20__28_folgende_29_">
      <style:paragraph-properties fo:margin-left="0cm" fo:margin-right="8.999cm" fo:text-indent="0cm" style:auto-text-indent="false"/>
      <style:text-properties style:use-window-font-color="true" style:font-name="Times-Roman" fo:font-size="10pt" fo:language="de" fo:country="DE" officeooo:rsid="0091e8c0" officeooo:paragraph-rsid="00371882" style:font-name-asian="Times-Roman" style:font-size-asian="10pt" style:font-name-complex="Times-Roman" style:font-size-complex="10pt"/>
    </style:style>
    <style:style style:name="P86" style:family="paragraph" style:parent-style-name="Absatz_20__28_folgende_29_">
      <style:paragraph-properties fo:margin-left="0cm" fo:margin-right="8.999cm" fo:text-indent="0cm" style:auto-text-indent="false"/>
      <style:text-properties officeooo:rsid="0074f9bc" officeooo:paragraph-rsid="0074ac4b"/>
    </style:style>
    <style:style style:name="P87" style:family="paragraph" style:parent-style-name="Absatz_20__28_folgende_29_">
      <style:text-properties officeooo:rsid="001f54ab" officeooo:paragraph-rsid="00b5587a"/>
    </style:style>
    <style:style style:name="P88" style:family="paragraph" style:parent-style-name="Absatz_20__28_folgende_29_">
      <style:text-properties officeooo:rsid="001f54ab" officeooo:paragraph-rsid="00b99080"/>
    </style:style>
    <style:style style:name="T1" style:family="text">
      <style:text-properties style:font-name="Times New Roman" fo:font-size="12pt" fo:language="de" fo:country="DE" officeooo:rsid="00893065" style:font-size-asian="10.5pt"/>
    </style:style>
    <style:style style:name="T2" style:family="text">
      <style:text-properties style:font-name="Times New Roman" fo:font-size="12pt" fo:language="de" fo:country="DE" officeooo:rsid="00898119" style:font-size-asian="10.5pt"/>
    </style:style>
    <style:style style:name="T3" style:family="text">
      <style:text-properties style:font-name="Times New Roman" fo:font-size="12pt" fo:language="de" fo:country="DE" officeooo:rsid="009e75f2" style:font-size-asian="10.5pt"/>
    </style:style>
    <style:style style:name="T4" style:family="text">
      <style:text-properties style:font-name="Times New Roman" fo:font-size="12pt" fo:language="de" fo:country="DE" officeooo:rsid="00a810f9" style:font-size-asian="10.5pt"/>
    </style:style>
    <style:style style:name="T5" style:family="text">
      <style:text-properties style:font-name="Times New Roman" fo:font-size="10pt" fo:language="de" fo:country="DE" officeooo:rsid="001f54ab" style:font-size-asian="10.5pt"/>
    </style:style>
    <style:style style:name="T6" style:family="text">
      <style:text-properties style:font-name="Times New Roman" fo:font-size="10pt" fo:language="de" fo:country="DE" officeooo:rsid="002d0074" style:font-size-asian="10.5pt"/>
    </style:style>
    <style:style style:name="T7" style:family="text">
      <style:text-properties style:font-name="Times New Roman" fo:font-size="10pt" fo:language="de" fo:country="DE" officeooo:rsid="002daf3a" style:font-size-asian="10.5pt"/>
    </style:style>
    <style:style style:name="T8" style:family="text">
      <style:text-properties style:font-name="Times New Roman" fo:font-size="10pt" fo:language="de" fo:country="DE" officeooo:rsid="00393adc" style:font-size-asian="10.5pt"/>
    </style:style>
    <style:style style:name="T9" style:family="text">
      <style:text-properties style:font-name="Times New Roman" fo:font-size="10pt" fo:language="de" fo:country="DE" officeooo:rsid="003fbc89" style:font-size-asian="10.5pt"/>
    </style:style>
    <style:style style:name="T10" style:family="text">
      <style:text-properties style:font-name="Times New Roman" fo:font-size="10pt" fo:language="de" fo:country="DE" officeooo:rsid="00405640" style:font-size-asian="10.5pt"/>
    </style:style>
    <style:style style:name="T11" style:family="text">
      <style:text-properties style:font-name="Times New Roman" fo:font-size="10pt" fo:language="de" fo:country="DE" officeooo:rsid="008f84b5" style:font-size-asian="10.5pt"/>
    </style:style>
    <style:style style:name="T12" style:family="text">
      <style:text-properties style:font-name="Times New Roman" fo:font-size="10pt" fo:language="de" fo:country="DE" officeooo:rsid="0092bcce" style:font-size-asian="10.5pt"/>
    </style:style>
    <style:style style:name="T13" style:family="text">
      <style:text-properties style:font-name="Times New Roman" fo:font-size="10pt" fo:language="de" fo:country="DE" officeooo:rsid="00954045" style:font-size-asian="10.5pt"/>
    </style:style>
    <style:style style:name="T14" style:family="text">
      <style:text-properties style:font-name="Times New Roman" fo:font-size="10pt" fo:language="de" fo:country="DE" officeooo:rsid="0096c30c" style:font-size-asian="10.5pt"/>
    </style:style>
    <style:style style:name="T15" style:family="text">
      <style:text-properties style:font-name="Times New Roman" fo:font-size="10pt" fo:language="de" fo:country="DE" officeooo:rsid="009e9527" style:font-size-asian="10.5pt"/>
    </style:style>
    <style:style style:name="T16" style:family="text">
      <style:text-properties style:font-name="Times New Roman" fo:font-size="10pt" fo:language="de" fo:country="DE" officeooo:rsid="00a135eb" style:font-size-asian="10.5pt"/>
    </style:style>
    <style:style style:name="T17" style:family="text">
      <style:text-properties style:font-name="Times New Roman" fo:font-size="10pt" fo:language="de" fo:country="DE" officeooo:rsid="00ac4e12" style:font-size-asian="10.5pt"/>
    </style:style>
    <style:style style:name="T18" style:family="text">
      <style:text-properties style:font-name="Times New Roman" fo:font-size="10pt" fo:language="de" fo:country="DE" officeooo:rsid="00af7d31" style:font-size-asian="10.5pt"/>
    </style:style>
    <style:style style:name="T19" style:family="text">
      <style:text-properties style:font-name="Times New Roman" fo:font-size="10pt" fo:language="de" fo:country="DE" officeooo:rsid="001f54ab" fo:background-color="#ff0000" style:font-size-asian="10.5pt"/>
    </style:style>
    <style:style style:name="T20" style:family="text">
      <style:text-properties style:font-name="Times New Roman" fo:font-size="10pt" fo:language="de" fo:country="DE" officeooo:rsid="003fbc89" fo:background-color="#ff0000" style:font-size-asian="10.5pt"/>
    </style:style>
    <style:style style:name="T21" style:family="text">
      <style:text-properties style:font-name="Times New Roman" fo:font-size="10pt" fo:language="de" fo:country="DE" officeooo:rsid="0041883e" fo:background-color="#ff0000" style:font-size-asian="10.5pt"/>
    </style:style>
    <style:style style:name="T22" style:family="text">
      <style:text-properties style:font-name="Times New Roman" fo:font-size="10pt" fo:language="de" fo:country="DE" officeooo:rsid="00853519" fo:background-color="#ff0000" style:font-size-asian="10.5pt"/>
    </style:style>
    <style:style style:name="T23" style:family="text">
      <style:text-properties style:font-name="Times New Roman" fo:font-size="10pt" fo:language="de" fo:country="DE" officeooo:rsid="00a64ee4" fo:background-color="#ff0000" style:font-size-asian="10.5pt"/>
    </style:style>
    <style:style style:name="T24" style:family="text">
      <style:text-properties style:font-name="Times New Roman" fo:font-size="10pt" fo:language="de" fo:country="DE" fo:font-style="italic" officeooo:rsid="003fbc89" style:font-size-asian="10.5pt" style:font-style-asian="italic" style:font-style-complex="italic"/>
    </style:style>
    <style:style style:name="T25" style:family="text">
      <style:text-properties style:font-name="Times New Roman" fo:font-size="8pt" fo:language="de" fo:country="DE" officeooo:rsid="00853519" fo:background-color="transparent" style:font-size-asian="10.5pt"/>
    </style:style>
    <style:style style:name="T26" style:family="text">
      <style:text-properties style:font-name="Times New Roman" fo:font-size="8pt" fo:language="de" fo:country="DE" officeooo:rsid="00ba5810" fo:background-color="transparent" style:font-size-asian="10.5pt"/>
    </style:style>
    <style:style style:name="T27" style:family="text">
      <style:text-properties style:font-name="Times New Roman" fo:font-size="8pt" fo:language="de" fo:country="DE" officeooo:rsid="00bb0ba7" fo:background-color="transparent" style:font-size-asian="10.5pt"/>
    </style:style>
    <style:style style:name="T28" style:family="text">
      <style:text-properties officeooo:rsid="001f54ab"/>
    </style:style>
    <style:style style:name="T29" style:family="text">
      <style:text-properties style:use-window-font-color="true" style:font-name="Times-Roman" fo:font-size="10pt" officeooo:rsid="001f54ab" style:font-name-asian="Times-Roman" style:font-size-asian="10pt" style:font-name-complex="Times-Roman" style:font-size-complex="10pt"/>
    </style:style>
    <style:style style:name="T30" style:family="text">
      <style:text-properties style:use-window-font-color="true" style:font-name="Times-Roman" fo:font-size="10pt" fo:language="de" fo:country="DE" officeooo:rsid="001f54ab" style:font-name-asian="Times-Roman" style:font-size-asian="10pt" style:font-name-complex="Times-Roman" style:font-size-complex="10pt"/>
    </style:style>
    <style:style style:name="T31" style:family="text">
      <style:text-properties officeooo:rsid="0024817d"/>
    </style:style>
    <style:style style:name="T32" style:family="text">
      <style:text-properties officeooo:rsid="00251f4e"/>
    </style:style>
    <style:style style:name="T33" style:family="text">
      <style:text-properties fo:background-color="#ff0000"/>
    </style:style>
    <style:style style:name="T34" style:family="text">
      <style:text-properties officeooo:rsid="00251f4e" fo:background-color="#ff0000"/>
    </style:style>
    <style:style style:name="T35" style:family="text">
      <style:text-properties officeooo:rsid="0041883e" fo:background-color="#ff0000"/>
    </style:style>
    <style:style style:name="T36" style:family="text">
      <style:text-properties officeooo:rsid="00853519" fo:background-color="#ff0000"/>
    </style:style>
    <style:style style:name="T37" style:family="text">
      <style:text-properties officeooo:rsid="00939894" fo:background-color="#ff0000"/>
    </style:style>
    <style:style style:name="T38" style:family="text">
      <style:text-properties officeooo:rsid="009fe008" fo:background-color="#ff0000"/>
    </style:style>
    <style:style style:name="T39" style:family="text">
      <style:text-properties officeooo:rsid="00a64ee4" fo:background-color="#ff0000"/>
    </style:style>
    <style:style style:name="T40" style:family="text">
      <style:text-properties officeooo:rsid="00b275cc" fo:background-color="#ff0000"/>
    </style:style>
    <style:style style:name="T41" style:family="text">
      <style:text-properties officeooo:rsid="00b443ed" fo:background-color="#ff0000"/>
    </style:style>
    <style:style style:name="T42" style:family="text">
      <style:text-properties officeooo:rsid="0026d383"/>
    </style:style>
    <style:style style:name="T43" style:family="text">
      <style:text-properties officeooo:rsid="00298b1b" fo:background-color="transparent"/>
    </style:style>
    <style:style style:name="T44" style:family="text">
      <style:text-properties officeooo:rsid="00522c55" fo:background-color="transparent"/>
    </style:style>
    <style:style style:name="T45" style:family="text">
      <style:text-properties officeooo:rsid="00251f4e" fo:background-color="transparent"/>
    </style:style>
    <style:style style:name="T46" style:family="text">
      <style:text-properties officeooo:rsid="008f84b5" fo:background-color="transparent"/>
    </style:style>
    <style:style style:name="T47" style:family="text">
      <style:text-properties officeooo:rsid="00954045" fo:background-color="transparent"/>
    </style:style>
    <style:style style:name="T48" style:family="text">
      <style:text-properties officeooo:rsid="001f54ab" fo:background-color="transparent"/>
    </style:style>
    <style:style style:name="T49" style:family="text">
      <style:text-properties officeooo:rsid="0096c30c" fo:background-color="transparent"/>
    </style:style>
    <style:style style:name="T50" style:family="text">
      <style:text-properties officeooo:rsid="00a135eb" fo:background-color="transparent"/>
    </style:style>
    <style:style style:name="T51" style:family="text">
      <style:text-properties officeooo:rsid="00add294" fo:background-color="transparent"/>
    </style:style>
    <style:style style:name="T52" style:family="text">
      <style:text-properties officeooo:rsid="0030bcf2"/>
    </style:style>
    <style:style style:name="T53" style:family="text">
      <style:text-properties officeooo:rsid="00339670"/>
    </style:style>
    <style:style style:name="T54" style:family="text">
      <style:text-properties officeooo:rsid="0034764e" fo:background-color="#ff3333"/>
    </style:style>
    <style:style style:name="T55" style:family="text">
      <style:text-properties officeooo:rsid="009fe008" fo:background-color="#ff3333"/>
    </style:style>
    <style:style style:name="T56" style:family="text">
      <style:text-properties officeooo:rsid="00371882"/>
    </style:style>
    <style:style style:name="T57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371882" style:font-size-asian="10.5pt"/>
    </style:style>
    <style:style style:name="T58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fad0a" style:font-size-asian="10.5pt"/>
    </style:style>
    <style:style style:name="T59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92bcce" style:font-size-asian="10.5pt"/>
    </style:style>
    <style:style style:name="T60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a135eb" style:font-size-asian="10.5pt"/>
    </style:style>
    <style:style style:name="T61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add294" style:font-size-asian="10.5pt"/>
    </style:style>
    <style:style style:name="T62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fad0a" style:font-size-asian="10.5pt" style:font-style-asian="italic" style:font-style-complex="italic"/>
    </style:style>
    <style:style style:name="T63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3fbc89" style:font-size-asian="10.5pt" style:font-style-asian="italic" style:font-style-complex="italic"/>
    </style:style>
    <style:style style:name="T64" style:family="text">
      <style:text-properties officeooo:rsid="00379ee4"/>
    </style:style>
    <style:style style:name="T65" style:family="text">
      <style:text-properties officeooo:rsid="003aa2f4"/>
    </style:style>
    <style:style style:name="T66" style:family="text">
      <style:text-properties officeooo:rsid="003e3ebf"/>
    </style:style>
    <style:style style:name="T67" style:family="text">
      <style:text-properties fo:color="#000000"/>
    </style:style>
    <style:style style:name="T68" style:family="text">
      <style:text-properties fo:color="#000000" style:font-name="Times New Roman" fo:font-size="10pt" fo:language="de" fo:country="DE" fo:background-color="#ffff00" style:font-size-asian="10.5pt"/>
    </style:style>
    <style:style style:name="T69" style:family="text">
      <style:text-properties officeooo:rsid="00405640"/>
    </style:style>
    <style:style style:name="T70" style:family="text">
      <style:text-properties officeooo:rsid="0041883e"/>
    </style:style>
    <style:style style:name="T71" style:family="text">
      <style:text-properties officeooo:rsid="004229af"/>
    </style:style>
    <style:style style:name="T72" style:family="text">
      <style:text-properties fo:color="#0000ff"/>
    </style:style>
    <style:style style:name="T73" style:family="text">
      <style:text-properties fo:color="#0000ff" style:font-name="Times New Roman" fo:font-size="10pt" fo:language="de" fo:country="DE" fo:background-color="#ffff00" style:font-size-asian="10.5pt"/>
    </style:style>
    <style:style style:name="T74" style:family="text">
      <style:text-properties fo:color="#2b91af"/>
    </style:style>
    <style:style style:name="T75" style:family="text">
      <style:text-properties fo:color="#a31515"/>
    </style:style>
    <style:style style:name="T76" style:family="text">
      <style:text-properties officeooo:rsid="00480408"/>
    </style:style>
    <style:style style:name="T77" style:family="text">
      <style:text-properties fo:font-style="italic" officeooo:rsid="001f54ab" style:font-style-asian="italic" style:font-style-complex="italic"/>
    </style:style>
    <style:style style:name="T78" style:family="text">
      <style:text-properties officeooo:rsid="005839ce"/>
    </style:style>
    <style:style style:name="T79" style:family="text">
      <style:text-properties officeooo:rsid="005caa62"/>
    </style:style>
    <style:style style:name="T80" style:family="text">
      <style:text-properties officeooo:rsid="00689757"/>
    </style:style>
    <style:style style:name="T81" style:family="text">
      <style:text-properties officeooo:rsid="006b8ab1"/>
    </style:style>
    <style:style style:name="T82" style:family="text">
      <style:text-properties officeooo:rsid="0072e8f1"/>
    </style:style>
    <style:style style:name="T83" style:family="text">
      <style:text-properties officeooo:rsid="00765e3d"/>
    </style:style>
    <style:style style:name="T84" style:family="text">
      <style:text-properties officeooo:rsid="0078f7ce"/>
    </style:style>
    <style:style style:name="T85" style:family="text">
      <style:text-properties officeooo:rsid="00853519"/>
    </style:style>
    <style:style style:name="T86" style:family="text">
      <style:text-properties fo:language="de" fo:country="DE" officeooo:rsid="00853519"/>
    </style:style>
    <style:style style:name="T87" style:family="text">
      <style:text-properties fo:language="de" fo:country="DE" officeooo:rsid="00a64ee4"/>
    </style:style>
    <style:style style:name="T88" style:family="text">
      <style:text-properties fo:language="de" fo:country="DE" officeooo:rsid="00ba5810"/>
    </style:style>
    <style:style style:name="T89" style:family="text">
      <style:text-properties officeooo:rsid="00898119"/>
    </style:style>
    <style:style style:name="T90" style:family="text">
      <style:text-properties officeooo:rsid="008b1bff"/>
    </style:style>
    <style:style style:name="T91" style:family="text">
      <style:text-properties officeooo:rsid="008cfd9a"/>
    </style:style>
    <style:style style:name="T92" style:family="text">
      <style:text-properties officeooo:rsid="008d7a4f"/>
    </style:style>
    <style:style style:name="T93" style:family="text">
      <style:text-properties officeooo:rsid="008e658a"/>
    </style:style>
    <style:style style:name="T94" style:family="text">
      <style:text-properties officeooo:rsid="008f84b5"/>
    </style:style>
    <style:style style:name="T95" style:family="text">
      <style:text-properties officeooo:rsid="0090dd18"/>
    </style:style>
    <style:style style:name="T96" style:family="text">
      <style:text-properties officeooo:rsid="0091e8c0"/>
    </style:style>
    <style:style style:name="T97" style:family="text">
      <style:text-properties officeooo:rsid="0092bcce"/>
    </style:style>
    <style:style style:name="T98" style:family="text">
      <style:text-properties officeooo:rsid="00939894"/>
    </style:style>
    <style:style style:name="T99" style:family="text">
      <style:text-properties officeooo:rsid="00954045"/>
    </style:style>
    <style:style style:name="T100" style:family="text">
      <style:text-properties officeooo:rsid="0096c30c"/>
    </style:style>
    <style:style style:name="T101" style:family="text">
      <style:text-properties officeooo:rsid="0098580e"/>
    </style:style>
    <style:style style:name="T102" style:family="text">
      <style:text-properties officeooo:rsid="009a06cf"/>
    </style:style>
    <style:style style:name="T103" style:family="text">
      <style:text-properties officeooo:rsid="009ace91"/>
    </style:style>
    <style:style style:name="T104" style:family="text">
      <style:text-properties officeooo:rsid="009b7250"/>
    </style:style>
    <style:style style:name="T105" style:family="text">
      <style:text-properties officeooo:rsid="009d1ca4"/>
    </style:style>
    <style:style style:name="T106" style:family="text">
      <style:text-properties officeooo:rsid="009e75f2"/>
    </style:style>
    <style:style style:name="T107" style:family="text">
      <style:text-properties officeooo:rsid="009e79e1"/>
    </style:style>
    <style:style style:name="T108" style:family="text">
      <style:text-properties officeooo:rsid="009e9527"/>
    </style:style>
    <style:style style:name="T109" style:family="text">
      <style:text-properties officeooo:rsid="009fe008"/>
    </style:style>
    <style:style style:name="T110" style:family="text">
      <style:text-properties officeooo:rsid="00a135eb"/>
    </style:style>
    <style:style style:name="T111" style:family="text">
      <style:text-properties officeooo:rsid="00a23810"/>
    </style:style>
    <style:style style:name="T112" style:family="text">
      <style:text-properties officeooo:rsid="00a399d9"/>
    </style:style>
    <style:style style:name="T113" style:family="text">
      <style:text-properties officeooo:rsid="00a4fd0c"/>
    </style:style>
    <style:style style:name="T114" style:family="text">
      <style:text-properties officeooo:rsid="00a58b1f"/>
    </style:style>
    <style:style style:name="T115" style:family="text">
      <style:text-properties officeooo:rsid="00a64ee4"/>
    </style:style>
    <style:style style:name="T116" style:family="text">
      <style:text-properties officeooo:rsid="00a9ac2d"/>
    </style:style>
    <style:style style:name="T117" style:family="text">
      <style:text-properties officeooo:rsid="00aae564"/>
    </style:style>
    <style:style style:name="T118" style:family="text">
      <style:text-properties officeooo:rsid="00ac1bb7"/>
    </style:style>
    <style:style style:name="T119" style:family="text">
      <style:text-properties officeooo:rsid="00ac4e12"/>
    </style:style>
    <style:style style:name="T120" style:family="text">
      <style:text-properties officeooo:rsid="00add294"/>
    </style:style>
    <style:style style:name="T121" style:family="text">
      <style:text-properties officeooo:rsid="00af7d31"/>
    </style:style>
    <style:style style:name="T122" style:family="text">
      <style:text-properties officeooo:rsid="00b10e73"/>
    </style:style>
    <style:style style:name="T123" style:family="text">
      <style:text-properties officeooo:rsid="00b275cc"/>
    </style:style>
    <style:style style:name="T124" style:family="text">
      <style:text-properties officeooo:rsid="00b5587a"/>
    </style:style>
    <style:style style:name="T125" style:family="text">
      <style:text-properties officeooo:rsid="00b99080"/>
    </style:style>
    <style:style style:name="T126" style:family="text">
      <style:text-properties officeooo:rsid="00b99f4b"/>
    </style:style>
    <style:style style:name="T127" style:family="text">
      <style:text-properties officeooo:rsid="00ba5810"/>
    </style:style>
    <style:style style:name="T128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70"><text:user-field-get text:name="Titel">Dynamisch und gefährlich?</text:user-field-get></text:p>
      <text:p text:style-name="Subtitle"><text:user-field-get text:name="Untertitel">C# Dynamics in freier Wildbahn</text:user-field-get></text:p>
      <text:p text:style-name="Text_20_body">von <text:span text:style-name="Name"><text:user-field-get text:name="Autor">Tim Bourguignon</text:user-field-get></text:span></text:p>
      <text:p text:style-name="P80"><text:span text:style-name="T1">Was passiert </text:span><text:span text:style-name="T4">genau </text:span><text:span text:style-name="T1">wenn der C# 'dynamic' Schlüsselwort verwendet </text:span><text:span text:style-name="T4">wird</text:span><text:span text:style-name="T1">? Manche sagen dass die Hölle ausbrechen </text:span><text:span text:style-name="T4">wird</text:span><text:span text:style-name="T1">. </text:span><text:span text:style-name="T3">A</text:span><text:span text:style-name="T1">nderen dass </text:span><text:span text:style-name="T4">stirbt ein </text:span><text:span text:style-name="T1">Kätzchen </text:span><text:span text:style-name="T4">für jedes Verwendung</text:span><text:span text:style-name="T1">... und wir sprechen von echt süße Kätzchen! Seit </text:span><text:span text:style-name="T4">dessen Einführung </text:span><text:span text:style-name="T1">in der </text:span><text:span text:style-name="T4">C#</text:span><text:span text:style-name="T1">4.0 </text:span><text:span text:style-name="T4">Sprache</text:span><text:span text:style-name="T1"> in 2010</text:span><text:span text:style-name="T4">, </text:span><text:span text:style-name="T2">habe ich mich bemüht die Kätzchen zu retten </text:span><text:span text:style-name="T4">e.g.</text:span><text:span text:style-name="T2"> kein</text:span><text:span text:style-name="T3">e </text:span><text:span text:style-name="T2">'dynamics' zu verwenden. </text:span><text:span text:style-name="T4">Aber das gilt seit 2012 nicht mehr.</text:span><text:span text:style-name="T2"> Wenn Kätzchen wirklich im Gefahr sind </text:span><text:span text:style-name="T3">wenn man </text:span><text:span text:style-name="T4">'</text:span><text:span text:style-name="T3">dynamics</text:span><text:span text:style-name="T4">'</text:span><text:span text:style-name="T3"> verwendet, </text:span><text:span text:style-name="T2">werde ich bald mit Tierrechtsorganisationen Ärger bekommen.</text:span></text:p>
      <text:p text:style-name="P63">Dynamics?</text:p>
      <text:p text:style-name="P7"><text:span text:style-name="T89">Rudern wir kurz zurück für Diejenige die es verpasst haben. </text:span>C# <text:span text:style-name="T89">sollte eine </text:span><text:span text:style-name="T116">Stark</text:span><text:span text:style-name="T89">-Typisiert</text:span><text:span text:style-name="T116">e</text:span><text:span text:style-name="T89"> Sprache </text:span><text:span text:style-name="T116">sein</text:span>, <text:span text:style-name="T89">was ist denn dieses '</text:span>dynamic<text:span text:style-name="T89">' wovon </text:span><text:span text:style-name="T106">wir </text:span><text:span text:style-name="T116">da reden</text:span><text:span text:style-name="T89">?</text:span></text:p>
      <text:p text:style-name="P60"/>
      <text:p text:style-name="P79"><text:span text:style-name="T106">Es stimmt, </text:span>C# is<text:span text:style-name="T89">t eine Sta</text:span><text:span text:style-name="T116">rk</text:span><text:span text:style-name="T89">-Typisiert</text:span><text:span text:style-name="T116">e</text:span><text:span text:style-name="T89"> Sprache. Die Sprache drückt T</text:span>yp<text:span text:style-name="T89">-Beschränkungen aus die am </text:span><text:span text:style-name="T106">Compile-Zeit</text:span><text:span text:style-name="T89"> verifiziert und validiert werden. Folgendes </text:span><text:span text:style-name="T106">C</text:span><text:span text:style-name="T89">ode kompiliert zum Beispiel nicht</text:span>:</text:p>
      <text:p text:style-name="P60"/>
      <text:p text:style-name="P57"><text:bookmark-start text:name="__DdeLink__2404_878233307"/>string lang<text:span text:style-name="T89">uage</text:span> = "C#";</text:p>
      <text:p text:style-name="P57">lang<text:span text:style-name="T89">uage</text:span>++;<text:bookmark-end text:name="__DdeLink__2404_878233307"/></text:p>
      <text:p text:style-name="P60"/>
      <text:p text:style-name="P58"><text:span text:style-name="T89">Es ist klar, der Compiler </text:span><text:span text:style-name="T90">merkt dass das </text:span><text:span text:style-name="T28">"++" </text:span><text:span text:style-name="T90">O</text:span><text:span text:style-name="T28">perator </text:span><text:span text:style-name="T90">nicht auf 'string' </text:span><text:span text:style-name="T91">Operand</text:span><text:span text:style-name="T90"> appliziert werden kann und wirft ein Fehler zurück</text:span><text:span text:style-name="T28">. </text:span><text:span text:style-name="T90">Ebenso </text:span><text:span text:style-name="T116">-</text:span><text:span text:style-name="T28"> </text:span><text:span text:style-name="T90">sofern kein '</text:span><text:span text:style-name="T65">ToUppper</text:span><text:span text:style-name="T90">' </text:span><text:span text:style-name="T116">Erweiterungs-</text:span><text:span text:style-name="T90">Methode definiert wird </text:span><text:span text:style-name="T116">-</text:span><text:span text:style-name="T90"> kompiliert</text:span><text:span text:style-name="T28"> </text:span><text:span text:style-name="T90">Folgendes </text:span><text:span text:style-name="T116">auch </text:span><text:span text:style-name="T90">nicht besser</text:span><text:span text:style-name="T28">:</text:span></text:p>
      <text:p text:style-name="P60"/>
      <text:p text:style-name="P56"><text:bookmark-start text:name="__DdeLink__2406_878233307"/><text:span text:style-name="T28">int </text:span><text:span text:style-name="T90">t</text:span><text:span text:style-name="T53">he</text:span><text:span text:style-name="T28">Answer = 42;</text:span></text:p>
      <text:p text:style-name="P56"><text:span text:style-name="T90">t</text:span><text:span text:style-name="T53">he</text:span><text:span text:style-name="T28">Answer.ToUpper();</text:span><text:bookmark-end text:name="__DdeLink__2406_878233307"/></text:p>
      <text:p text:style-name="P60"/>
      <text:p text:style-name="P59"><text:soft-page-break/><text:span text:style-name="T91">Der Compiler kann da keine Methode-Definition für </text:span><text:span text:style-name="T28">'ToUpper' </text:span><text:span text:style-name="T106">finden </text:span><text:span text:style-name="T91">der ein Argument von Ty</text:span><text:span text:style-name="T28">p 'int' </text:span><text:span text:style-name="T91">braucht</text:span><text:span text:style-name="T28">.</text:span></text:p>
      <text:p text:style-name="P61"/>
      <text:p text:style-name="P59"><text:span text:style-name="T91">Was passiert </text:span><text:span text:style-name="T117">dann</text:span><text:span text:style-name="T106"> </text:span><text:span text:style-name="T91">wenn wir den </text:span><text:span text:style-name="T28">'string' </text:span><text:span text:style-name="T91">u</text:span><text:span text:style-name="T28">nd 'int' </text:span><text:span text:style-name="T91">T</text:span><text:span text:style-name="T28">ype</text:span><text:span text:style-name="T91">n</text:span><text:span text:style-name="T28"> </text:span><text:span text:style-name="T91">mit 'dynamic' tauschen</text:span><text:span text:style-name="T28">. </text:span><text:span text:style-name="T91">Ihr solltet da der Compiler sofort lächeln </text:span><text:span text:style-name="T118">sehen </text:span><text:span text:style-name="T106">und </text:span><text:span text:style-name="T118">alle</text:span><text:span text:style-name="T106"> Fehler verschwinden</text:span><text:span text:style-name="T28">. </text:span><text:span text:style-name="T91">In D</text:span><text:span text:style-name="T28">ynami</text:span><text:span text:style-name="T91">sch</text:span><text:span text:style-name="T119">e </text:span><text:span text:style-name="T91">Sprachen, wird der </text:span><text:span text:style-name="T119">'</text:span><text:span text:style-name="T91">Typ-Sicherheit</text:span><text:span text:style-name="T119">'</text:span><text:span text:style-name="T91"> am Laufzeit festgestellt</text:span><text:span text:style-name="T28">. </text:span><text:span text:style-name="T107">D</text:span><text:span text:style-name="T91">ie Beispiele hier oben </text:span><text:span text:style-name="T107">kompilieren... </text:span><text:span text:style-name="T91">krachen aber trotzdem wunderba</text:span><text:span text:style-name="T107">r! </text:span><text:span text:style-name="T119">Toll!</text:span></text:p>
      <text:p text:style-name="P64"><text:span text:style-name="T92">Warum hat C# ein </text:span>"dynamic"<text:span text:style-name="T92"> Schlüsselwort denn überhaupt?</text:span></text:p>
      <text:p text:style-name="P6"><text:span text:style-name="T107">Klauen</text:span><text:span text:style-name="T92"> wir ein einfaches Beispiel </text:span><text:span text:style-name="T107">von </text:span><text:span text:style-name="T53">Scott Hanselman </text:span><text:span text:style-name="T33">[</text:span><text:span text:style-name="T36">1</text:span><text:span text:style-name="T33">]</text:span><text:span text:style-name="T31">:</text:span></text:p>
      <text:p text:style-name="P60"/>
      <text:p text:style-name="P1"><text:bookmark-start text:name="__DdeLink__2408_878233307"/>Calculator calc = <text:span text:style-name="T92">new Calculator</text:span>();</text:p>
      <text:p text:style-name="P1">int sum = calc.Add(10, 20);<text:bookmark-end text:name="__DdeLink__2408_878233307"/></text:p>
      <text:p text:style-name="P8"/>
      <text:p text:style-name="P71"><text:span text:style-name="T93">Was würde denn passieren wenn wir </text:span><text:span text:style-name="T28">'object' </text:span><text:span text:style-name="T93">statt 'Calculator' als Variablen-Typ verwenden würden</text:span><text:span text:style-name="T28">? </text:span><text:span text:style-name="T93">Dann weiß der C</text:span><text:span text:style-name="T28">ompiler </text:span><text:span text:style-name="T93">nicht dass eine '</text:span><text:span text:style-name="T28">Add</text:span><text:span text:style-name="T93">' Methode </text:span><text:span text:style-name="T119">existiert</text:span><text:span text:style-name="T93"> und ein Fehler </text:span><text:span text:style-name="T107">wird </text:span><text:span text:style-name="T119">natürlich </text:span><text:span text:style-name="T93">angezeigt</text:span><text:span text:style-name="T28">. </text:span></text:p>
      <text:p text:style-name="P71"><text:span text:style-name="T119">W</text:span><text:span text:style-name="T93">enn wir mehrere Objekte haben die eine </text:span><text:span text:style-name="T107">'</text:span><text:span text:style-name="T93">Add</text:span><text:span text:style-name="T107">'</text:span><text:span text:style-name="T93"> Methode besi</text:span><text:span text:style-name="T107">t</text:span><text:span text:style-name="T93">zen, definieren wir in der Regeln eine Schnittstelle die diese gemeinsame Fähigkeiten zusammenfasst </text:span><text:span text:style-name="T119">und können wir dann die unterschiedliche Objekte via ihren Schnittstelle ansprechen.</text:span></text:p>
      <text:p text:style-name="P40"/>
      <text:p text:style-name="P53"><text:span text:style-name="T93">Wir können aber ohne Schnittstelle trot</text:span><text:span text:style-name="T107">z</text:span><text:span text:style-name="T93">dem klar kommen. Mit </text:span><text:span text:style-name="T107">H</text:span><text:span text:style-name="T93">ilfe von </text:span><text:span text:style-name="T107">'</text:span><text:span text:style-name="T93">R</text:span><text:span text:style-name="T28">eflection</text:span><text:span text:style-name="T107">'</text:span><text:span text:style-name="T28"> </text:span><text:span text:style-name="T93">können wir an der 'Add' Member am Laufzeit </text:span><text:span text:style-name="T107">trotzdem </text:span><text:span text:style-name="T93">zugreifen. Es </text:span><text:span text:style-name="T107">funktioniert</text:span><text:span text:style-name="T93">, der Syntax ist </text:span><text:span text:style-name="T107">aber... </text:span><text:span text:style-name="T93">weniger schön</text:span><text:span text:style-name="T53">:</text:span></text:p>
      <text:p text:style-name="P8"/>
      <text:p text:style-name="P2"><text:bookmark-start text:name="__DdeLink__2410_878233307"/>object calc = <text:span text:style-name="T92">new Calculator</text:span>();</text:p>
      <text:p text:style-name="P1">Type calcType = calc.GetType();</text:p>
      <text:p text:style-name="P1">object res = calcType.InvokeMember("Add", <text:tab/>BindingFlags.InvokeMethod, null, new object[] <text:tab/>{ 10, 20 });</text:p>
      <text:p text:style-name="P1">int sum = Convert.ToInt32(res);<text:bookmark-end text:name="__DdeLink__2410_878233307"/></text:p>
      <text:p text:style-name="P8"/>
      <text:p text:style-name="P37"><text:span text:style-name="T93">D</text:span><text:span text:style-name="T107">iese</text:span><text:span text:style-name="T28"> </text:span><text:span text:style-name="T107">'</text:span><text:span text:style-name="T28">Add</text:span><text:span text:style-name="T107">'</text:span><text:span text:style-name="T28"> </text:span><text:span text:style-name="T66">Method </text:span><text:span text:style-name="T119">existiert aber</text:span><text:span text:style-name="T93">. Schön wäre wenn wir diese</text:span><text:span text:style-name="T119">s </text:span><text:span text:style-name="T93">Compile</text:span><text:span text:style-name="T107">-</text:span><text:span text:style-name="T119">Zeit Prüfung</text:span><text:span text:style-name="T93"> einfach überspringen könnten. </text:span><text:span text:style-name="T119">D</text:span><text:span text:style-name="T93">ann würde der Programm am Laufzeit korrekt reagieren.</text:span><text:span text:style-name="T28"> </text:span><text:span text:style-name="T93">Das genau erlaubt uns der 'dynamic' Schlüsselwort</text:span><text:span text:style-name="T28">:</text:span></text:p>
      <text:p text:style-name="P8"/>
      <text:p text:style-name="P2">dynamic calc = <text:span text:style-name="T92">new Calculator</text:span>();</text:p>
      <text:p text:style-name="P1"><text:soft-page-break/>int sum = calc.Add(10, 20);</text:p>
      <text:p text:style-name="P8"/>
      <text:p text:style-name="P42"><text:span text:style-name="T94">Der Compiler erlaubt alles was nach ein '</text:span>dynamic<text:span text:style-name="T94">' Schlüsselwort </text:span><text:span text:style-name="T107">kommt,</text:span><text:span text:style-name="T94"> solange es sich an der </text:span>C# <text:span text:style-name="T94">S</text:span>yntax <text:span text:style-name="T94">hält</text:span><text:span text:style-name="T66">.</text:span></text:p>
      <text:p text:style-name="P50"/>
      <text:p text:style-name="P55"><text:span text:style-name="T94">Diese Idee, ein Objekt Typ via </text:span><text:span text:style-name="T119">seine</text:span><text:span text:style-name="T94"> Methode &amp; Attributen zu definieren anstatt via </text:span><text:span text:style-name="T119">seine</text:span><text:span text:style-name="T94"> </text:span><text:span text:style-name="T108">K</text:span><text:span text:style-name="T94">lass</text:span><text:span text:style-name="T108">e, </text:span><text:span text:style-name="T94">trägt der Name 'Duck-Typing'. </text:span><text:span text:style-name="T108">Wie </text:span><text:span text:style-name="T9">James Whitcomb Riley </text:span><text:span text:style-name="T15">es</text:span><text:span text:style-name="T9"> </text:span><text:span text:style-name="T11">breschrieben </text:span><text:span text:style-name="T15">hat</text:span><text:span text:style-name="T11">: </text:span><text:span text:style-name="T24">„</text:span><text:span text:style-name="T63">Wenn ich einen Vogel sehe, der wie eine Ente läuft, wie eine Ente schwimmt und wie eine Ente schnattert, dann nenne ich diesen Vogel eine Ente.</text:span><text:span text:style-name="T24">“</text:span><text:span text:style-name="T9"> </text:span><text:span text:style-name="T20">[</text:span><text:span text:style-name="T22">2</text:span><text:span text:style-name="T20">]</text:span><text:span text:style-name="T9">. </text:span><text:span text:style-name="T10">Duck</text:span><text:span text:style-name="T11">-</text:span><text:span text:style-name="T10">Typing is</text:span><text:span text:style-name="T11">t ein Kern Konzept alle </text:span><text:span text:style-name="T10">Dynamic</text:span><text:span text:style-name="T11">he</text:span><text:span text:style-name="T10">-</text:span><text:span text:style-name="T11">Sprachen. Damit steigt der Sprach-F</text:span><text:span text:style-name="T10">lexibil</text:span><text:span text:style-name="T11">ität dramatisch, sinkt </text:span><text:span text:style-name="T15">aber gleichzeitig </text:span><text:span text:style-name="T11">de</text:span><text:span text:style-name="T15">ssen</text:span><text:span text:style-name="T11"> Fehlerrobustheit</text:span><text:span text:style-name="T10">. </text:span><text:span text:style-name="T17">Diese Robustheit müssen wir dann anhand viele Unit Tests nachholen.</text:span></text:p>
      <text:p text:style-name="P41"/>
      <text:p text:style-name="P43"><text:span text:style-name="T94">Zusätzlich zum </text:span><text:span text:style-name="T108">Verlust</text:span><text:span text:style-name="T94"> der Compile-Time Verifizierung, dynamische Sprachen können nur schwer Methoden &amp; </text:span><text:span text:style-name="T108">Eigenschaften</text:span><text:span text:style-name="T94"> ableiten. Daher können sie kein so mächtige Tools wie </text:span><text:span text:style-name="T28">IntelliSense</text:span><text:span text:style-name="T32"> </text:span><text:span text:style-name="T34">[</text:span><text:span text:style-name="T36">3</text:span><text:span text:style-name="T34">]</text:span><text:span text:style-name="T45"> </text:span><text:span text:style-name="T46">anbieten</text:span><text:span text:style-name="T69">.</text:span><text:span text:style-name="T94"> C# ist da kein Ausnahme, sobald wir 'dynamic' verwenden, ist wird IntelliSence stumm. </text:span><text:span text:style-name="T119">Manche sagen dass es eher von Vorteil wäre... Geschmack Sache.</text:span></text:p>
      <text:p text:style-name="P65">.<text:span text:style-name="T95">NET </text:span><text:span text:style-name="T108">Dynamische</text:span><text:span text:style-name="T95"> Sprache</text:span><text:span text:style-name="T108">n</text:span></text:p>
      <text:p text:style-name="Absatz_20__28_folgende_29_"><text:span text:style-name="T95">Der eine Szenario in welche dieses dynamisches-verfahren wirklich Sinn macht besteht in Interoperabilität mit Dynamisch</text:span><text:span text:style-name="T119">e-</text:span><text:span text:style-name="T95">Sprachen wi</text:span><text:span text:style-name="T119">e </text:span><text:span text:style-name="T95">Python und Ruby, oder eher dessen .NET Varianten IronPython </text:span><text:span text:style-name="T35">[</text:span><text:span text:style-name="T36">4</text:span><text:span text:style-name="T35">]</text:span><text:span text:style-name="T95"> und IronRuby </text:span><text:span text:style-name="T21">[</text:span><text:span text:style-name="T22">5</text:span><text:span text:style-name="T21">]</text:span><text:span text:style-name="T95">.</text:span><text:span text:style-name="T70"> </text:span><text:span text:style-name="T95">In diese Fälle erlaubt der '</text:span><text:span text:style-name="T70">dynamic</text:span><text:span text:style-name="T95">' Schlüsselwort</text:span><text:span text:style-name="T70"> </text:span><text:span text:style-name="T95">Python oder Ruby S</text:span><text:span text:style-name="T70">cript</text:span><text:span text:style-name="T95">e,</text:span><text:span text:style-name="T70"> </text:span><text:span text:style-name="T95">der CLR und der .NET </text:span><text:span text:style-name="T119">Plattform</text:span><text:span text:style-name="T95"> zu zu </text:span><text:span text:style-name="T119">greifen.</text:span></text:p>
      <text:p text:style-name="P51"/>
      <text:p text:style-name="P48"><text:span text:style-name="T95">Hier ist der </text:span><text:span text:style-name="T71">Python </text:span><text:span text:style-name="T95">S</text:span><text:span text:style-name="T71">cript </text:span><text:span text:style-name="T95">dass wir gerne verwenden würden</text:span><text:span text:style-name="T71">:</text:span></text:p>
      <text:p text:style-name="P52"/>
      <text:p text:style-name="P47">def add(a, b):</text:p>
      <text:p text:style-name="P46"><text:s text:c="4"/>"add(a, b) -&gt; returns a + b"</text:p>
      <text:p text:style-name="P46"><text:s text:c="4"/>return a + b</text:p>
      <text:p text:style-name="P52"/>
      <text:p text:style-name="P48"><text:span text:style-name="T95">In C# brauchen wir nur ein Python Runtime bauen, der Script in ein 'dynamic' Objekt laden und schon können wir diese 'add' Methode aufrufen</text:span><text:span text:style-name="T71">:</text:span></text:p>
      <text:p text:style-name="P52"/>
      <text:p text:style-name="P45"><text:span text:style-name="T72">var</text:span><text:span text:style-name="T67"> pythonRuntime = </text:span><text:span text:style-name="T74">Python</text:span><text:span text:style-name="T67">.CreateRuntime();</text:span></text:p>
      <text:p text:style-name="P44"><text:span text:style-name="T72">dynamic</text:span><text:span text:style-name="T67"> pythonScript = <text:tab/>pythonRuntime.UseFile(</text:span><text:span text:style-name="T75">"script.py"</text:span><text:span text:style-name="T67">);</text:span></text:p>
      <text:p text:style-name="P72"><text:soft-page-break/><text:span text:style-name="T73">var </text:span><text:span text:style-name="T68">result = pythonScript.add(100, 200)));</text:span></text:p>
      <text:p text:style-name="P65"><text:span text:style-name="T95">Ja, und</text:span>?</text:p>
      <text:p text:style-name="P54">Das alles ist <text:span text:style-name="T119">bisher </text:span>weder neu noch wirklich spannend. Iron-Interoperabilität machen im ernst wenige Projekte, also wo will ich denn hin?</text:p>
      <text:p text:style-name="P54"/>
      <text:p text:style-name="P62"><text:span text:style-name="T95">Benutzer der </text:span><text:span text:style-name="T28">ASP.NET MVC </text:span><text:span text:style-name="T76">Framework</text:span><text:span text:style-name="T28"> </text:span><text:span text:style-name="T54">[</text:span><text:span text:style-name="T55">6</text:span><text:span text:style-name="T54">]</text:span><text:span text:style-name="T28"> </text:span><text:span text:style-name="T95">haben schon mal ein dynamisches Objekt verwendet: <text:s/>der </text:span><text:span text:style-name="T28">'ViewBag'. </text:span><text:span text:style-name="T95">In die letzte Jahre habe ich mehrere Projekte entdeckt wie</text:span><text:span text:style-name="T28"> </text:span><text:span text:style-name="T32">NancyFx </text:span><text:span text:style-name="T34">[</text:span><text:span text:style-name="T38">7</text:span><text:span text:style-name="T34">]</text:span><text:span text:style-name="T32">, </text:span><text:span text:style-name="T28">Simple.Data</text:span><text:span text:style-name="T32"> </text:span><text:span text:style-name="T34">[</text:span><text:span text:style-name="T38">8</text:span><text:span text:style-name="T34">]</text:span><text:span text:style-name="T28"> o</text:span><text:span text:style-name="T95">der</text:span><text:span text:style-name="T28"> Oak</text:span><text:span text:style-name="T32"> </text:span><text:span text:style-name="T34">[</text:span><text:span text:style-name="T38">9</text:span><text:span text:style-name="T34">]</text:span><text:span text:style-name="T28"> </text:span><text:span text:style-name="T95">die diese dynamische </text:span><text:span text:style-name="T109">Konstrukte</text:span><text:span text:style-name="T95"> </text:span><text:span text:style-name="T119">häufiger </text:span><text:span text:style-name="T95">verwenden </text:span><text:span text:style-name="T28">(</text:span><text:span text:style-name="T109">Arme</text:span><text:span text:style-name="T95"> Kätzchen</text:span><text:span text:style-name="T28">). </text:span><text:span text:style-name="T95">Es schaut also so aus als ob es ein paar Szenarien gäbe in welche diese </text:span><text:span text:style-name="T109">Dreckige-Dynamics</text:span><text:span text:style-name="T95"> schon interessant wären...</text:span></text:p>
      <text:p text:style-name="P34">APIs</text:p>
      <text:p text:style-name="P13">Bevor wir weiter <text:span text:style-name="T109">gehen, </text:span>würde ich gerne kurz über API reden. Ein Massives Nachteil der 'dynamic' ist das <text:span text:style-name="T109">Beschränkung der </text:span>Entdeckbarkeit. IntelliSense <text:span text:style-name="T109">ist ein sehr gutes Tool </text:span><text:span text:style-name="T119">und hilft sehr stark zu wissen was mit welche Objekt gerade machbar ist und beschränkt die Typ-Fehler Szenarien</text:span>.</text:p>
      <text:p text:style-name="P27"/>
      <text:p text:style-name="P26"><text:span text:style-name="T96">Ein A</text:span><text:span text:style-name="T52">PI </text:span><text:span text:style-name="T96">zu basteln bedeutet sich viele Gedanken zu machen über was die Benutzer wirklich damit machen wollen. Zusätzlich ein Problem zu lösen, sollte eine </text:span><text:span text:style-name="T119">Gute</text:span><text:span text:style-name="T96"> API einfach zu bedienen sein, und das Leben dessen Benutzer erleichtern. Objekt orientiert oder Funktional? </text:span><text:span text:style-name="T119">M</text:span><text:span text:style-name="T96">it oder ohne Schnittstellen? </text:span><text:span text:style-name="T119">A</text:span><text:span text:style-name="T96">nhand von JSON, XML oder sonst was? </text:span><text:span text:style-name="T119">S</text:span><text:span text:style-name="T96">o viele Fragen dass man berücksichtigen soll ; und Dynamische-Konzepte sind selten in dieses Gedankenprozess </text:span><text:span text:style-name="T109">dabei</text:span><text:span text:style-name="T96">.</text:span><text:span text:style-name="T119"> Und doch haben sie was zu anbieten. Schauen wir einfach weiter!</text:span></text:p>
      <text:p text:style-name="P63">DynamicObject</text:p>
      <text:p text:style-name="P12"><text:span text:style-name="T96">Das </text:span><text:span text:style-name="T28">System.Dynamic.DynamicObject </text:span><text:span text:style-name="T96">ist der Basis für alle D</text:span><text:span text:style-name="T56">ynami</text:span><text:span text:style-name="T96">sche O</text:span><text:span text:style-name="T56">bje</text:span><text:span text:style-name="T96">k</text:span><text:span text:style-name="T56">t</text:span><text:span text:style-name="T96">e</text:span><text:span text:style-name="T28">. </text:span><text:span text:style-name="T96">Ein </text:span><text:span text:style-name="T28">DynamicObject </text:span><text:span text:style-name="T96">belichtet seine Members am Laufzeit via Drei Methoden</text:span><text:span text:style-name="T28"> </text:span><text:span text:style-name="T96">dass man </text:span><text:span text:style-name="T110">überschreiben</text:span><text:span text:style-name="T96"> kann</text:span><text:span text:style-name="T28">:</text:span></text:p>
      <text:list xml:id="list8676585873024108236" text:style-name="L1">
        <text:list-item>
          <text:p text:style-name="P77"><text:span text:style-name="T29">TrySetMe</text:span><text:span text:style-name="T30">mber</text:span></text:p>
        </text:list-item>
        <text:list-item>
          <text:p text:style-name="P78">TryGetMember</text:p>
        </text:list-item>
        <text:list-item>
          <text:p text:style-name="P78">TryInvokeMember</text:p>
        </text:list-item>
      </text:list>
      <text:p text:style-name="P85"/>
      <text:p text:style-name="P29"><text:span text:style-name="T96">Diese </text:span><text:span text:style-name="T110">Methoden</text:span><text:span text:style-name="T96"> </text:span><text:span text:style-name="T110">z</text:span><text:span text:style-name="T96">u kombinieren in ein Schlaue Art-und-weise ist das Schlüssel </text:span><text:span text:style-name="T110">für </text:span><text:span text:style-name="T96">diese </text:span><text:span text:style-name="T110">Dynamische-Verwendung</text:span>.</text:p>
      <text:p text:style-name="P63"><text:soft-page-break/>ExpandoObject</text:p>
      <text:p text:style-name="P7"><text:span text:style-name="T96">Das</text:span> System.Dynamic.ExpandoObject <text:span text:style-name="T97">ist ein O</text:span>bje<text:span text:style-name="T97">k</text:span>t <text:span text:style-name="T97">welche Members am Laufzeit dynamisch hinzugefügt und entfernt werden können.</text:span></text:p>
      <text:p text:style-name="P16"/>
      <text:p text:style-name="P17"><text:span text:style-name="T110">Zum </text:span><text:span text:style-name="T97">Beispiel</text:span>:</text:p>
      <text:p text:style-name="P8"/>
      <text:p text:style-name="P4"><text:bookmark-start text:name="__DdeLink__2453_878233307"/>dynamic myExpando = new ExpandoObject();</text:p>
      <text:p text:style-name="P4">myExpando.number = 10; //<text:span text:style-name="T97">Eigenschaft hinzufügen</text:span></text:p>
      <text:p text:style-name="P5">myExpando.Increment = (Action)(() =&gt; <text:tab/>{ myExpando.number++; }); //<text:span text:style-name="T97">Methode hinzufügen</text:span></text:p>
      <text:p text:style-name="P3"><text:span text:style-name="T28">Console.WriteLine(</text:span><text:span text:style-name="T42">myExpando</text:span><text:span text:style-name="T28">.number); //10</text:span></text:p>
      <text:p text:style-name="P4">sampleObject.Increment(); //<text:span text:style-name="T97">Methoden Aufruf</text:span></text:p>
      <text:p text:style-name="P3"><text:span text:style-name="T28">Console.WriteLine(</text:span><text:span text:style-name="T42">myExpando</text:span><text:span text:style-name="T28">.number); //</text:span><text:span text:style-name="T97">1</text:span><text:span text:style-name="T28">1</text:span><text:bookmark-end text:name="__DdeLink__2453_878233307"/></text:p>
      <text:p text:style-name="P18"/>
      <text:p text:style-name="P22"><text:span text:style-name="T98">A</text:span><text:span text:style-name="T97">nstatt '</text:span><text:span text:style-name="T56">Number</text:span><text:span text:style-name="T97">'</text:span><text:span text:style-name="T56"> o</text:span><text:span text:style-name="T97">de</text:span><text:span text:style-name="T56">r </text:span><text:span text:style-name="T97">'</text:span><text:span text:style-name="T56">Increment</text:span><text:span text:style-name="T97">' hätte ich alles mögliches schreiben können</text:span><text:span text:style-name="T56">. </text:span><text:span text:style-name="T97">Diese Eigenschaften und Methoden existier</text:span><text:span text:style-name="T120">en Erstmal</text:span><text:span text:style-name="T97"> nicht und werden am Laufzeit hinzugefügt. </text:span><text:span text:style-name="T12">Innerlich verwendet das </text:span><text:span text:style-name="T57">Expando</text:span><text:span text:style-name="T61">Object</text:span><text:span text:style-name="T57"> </text:span><text:span text:style-name="T59">ein </text:span><text:span text:style-name="T60">A</text:span><text:span text:style-name="T59">rt D</text:span><text:span text:style-name="T57">ictionary </text:span><text:span text:style-name="T59">um diese Dynamische Eigenschaften zu speichern</text:span><text:span text:style-name="T57">. </text:span><text:span text:style-name="T59">Der Dictionary hat Eigenschaft</text:span><text:span text:style-name="T60">en</text:span><text:span text:style-name="T59"> Namen als Schlüssel und die Werte können direkt </text:span><text:span text:style-name="T58">via </text:span><text:span text:style-name="T60">der</text:span><text:span text:style-name="T58"> </text:span><text:span text:style-name="T62">„object.&lt;key&gt;“</text:span><text:span text:style-name="T58"> </text:span><text:span text:style-name="T61">z.B. 'expando.number', </text:span><text:span text:style-name="T59">S</text:span><text:span text:style-name="T58">yntax </text:span><text:span text:style-name="T59">aufgerufen werden</text:span><text:span text:style-name="T58">.</text:span></text:p>
      <text:p text:style-name="P15"/>
      <text:p text:style-name="P74"><text:span text:style-name="T98">Der </text:span><text:span text:style-name="T28">ASP.NET MVC </text:span><text:span text:style-name="T98">V</text:span><text:span text:style-name="T28">iewBag </text:span><text:span text:style-name="T98">ist sehr Ähnlich wie ein ExpandoObject und für die meistens Entwicklern ist das ExpandoObject ein einfaches </text:span><text:span text:style-name="T120">'</text:span><text:span text:style-name="T98">Eigenschaft-Sack</text:span><text:span text:style-name="T120">'</text:span><text:span text:style-name="T98">. </text:span></text:p>
      <text:p text:style-name="P74"><text:span text:style-name="T98">Auf ihre Blog </text:span><text:span text:style-name="T37">[1</text:span><text:span text:style-name="T39">0</text:span><text:span text:style-name="T37">]</text:span><text:span text:style-name="T98"> hat </text:span><text:span text:style-name="T28">Alexandra Rusina </text:span><text:span text:style-name="T110">aber </text:span><text:span text:style-name="T98">ein anderes Verwendung von </text:span><text:span text:style-name="T43"><text:s/></text:span><text:span text:style-name="T44">ExpandoObjects </text:span><text:span text:style-name="T47">dargestellt: XML Strukturen </text:span><text:span text:style-name="T50">B</text:span><text:span text:style-name="T47">ehandlung.</text:span><text:span text:style-name="T48"> </text:span><text:span text:style-name="T47">Anhand von ExpandoObjects kann man hierarchische Strukturen bauen die sich danach einfacher </text:span><text:span text:style-name="T50">als </text:span><text:span text:style-name="T47">X</text:span><text:span text:style-name="T50">E</text:span><text:span text:style-name="T47">lements behandeln lassen. </text:span><text:span text:style-name="T49">Der Konvertierung von und zu XML muss per Hand gemacht werden </text:span><text:span text:style-name="T51">aber ein Komplexität Gewinn ist es schon.</text:span></text:p>
      <text:p text:style-name="P38"/>
      <text:p text:style-name="P75"><text:span text:style-name="T120">N</text:span><text:span text:style-name="T99">och </text:span><text:span text:style-name="T120">besser</text:span><text:span text:style-name="T99">, </text:span><text:span text:style-name="T28">ExpandoObject</text:span><text:span text:style-name="T99">s implementiert der </text:span><text:span text:style-name="T77">INotifyPropertyChanged</text:span><text:span text:style-name="T28"> </text:span><text:span text:style-name="T99">Schnittstelle und kann sogar </text:span><text:span text:style-name="T110">Ereignisse</text:span><text:span text:style-name="T99"> als Eigenschaften speichern.</text:span><text:span text:style-name="T28"> </text:span><text:span text:style-name="T99">Damit können </text:span><text:span text:style-name="T110">ExpandoObjects</text:span><text:span text:style-name="T99"> beobachtet werden und in DataBinding Szenarien verwendet werden ; dies ist ungefähr war </text:span><text:span text:style-name="T78">NancyFx </text:span><text:span text:style-name="T99">tut</text:span><text:span text:style-name="T64">.</text:span></text:p>
      <text:p text:style-name="P63">ElasticObject</text:p>
      <text:p text:style-name="P14"><text:span text:style-name="T13">Das</text:span><text:span text:style-name="T5"> ElasticObject </text:span><text:span text:style-name="T19">[</text:span><text:span text:style-name="T22">1</text:span><text:span text:style-name="T23">1</text:span><text:span text:style-name="T19">]</text:span><text:span text:style-name="T5">, </text:span><text:span text:style-name="T6">i</text:span><text:span text:style-name="T5">s</text:span><text:span text:style-name="T13">t ein</text:span><text:span text:style-name="T8"> </text:span><text:span text:style-name="T7">OpenSource </text:span><text:span text:style-name="T13">Cousin</text:span><text:span text:style-name="T5"> </text:span><text:span text:style-name="T13">das</text:span><text:span text:style-name="T5"> ExpandoObject.</text:span><text:span text:style-name="T7"> </text:span><text:span text:style-name="T16">Es</text:span><text:span text:style-name="T14"> versucht Arbeit mit Tief</text:span><text:span text:style-name="T18">e</text:span><text:span text:style-name="T14"> </text:span><text:soft-page-break/><text:span text:style-name="T14">Objekt</text:span><text:span text:style-name="T18">-</text:span><text:span text:style-name="T14">Graphen zu erleichtern. </text:span><text:span text:style-name="T100">Es bringt Interessante Erweiterungen an das </text:span><text:span text:style-name="T110">ExpandoObject und ist tatsächlich in manche Fälle sehr Sinnvoll. Meine Meinung nach ist es sonst </text:span><text:span text:style-name="T100">leider schöner auf dem Papier als in der Realität. </text:span><text:span text:style-name="T110">Ich werde also jetzt nicht weiter drüber reden </text:span><text:span text:style-name="T121">aber dessen Aufbau ist es ein Blick Wert.</text:span></text:p>
      <text:p text:style-name="P31">Gemini</text:p>
      <text:p text:style-name="P11">Oak is<text:span text:style-name="T102">t </text:span><text:span text:style-name="T121">auch</text:span><text:span text:style-name="T102"> O</text:span>pen<text:span text:style-name="T102">S</text:span>ource <text:span text:style-name="T102">und versucht das Entwicklungsprozess von</text:span> <text:span text:style-name="T102">'</text:span>Single Page Application<text:span text:style-name="T102">s' mit .NET</text:span> <text:span text:style-name="T102">zu </text:span><text:span text:style-name="T121">Erleichtern</text:span><text:span text:style-name="T102">. Es </text:span><text:span text:style-name="T112">versucht</text:span><text:span text:style-name="T102"> C# und </text:span>Javascript <text:span text:style-name="T112">besser zu kombinieren. </text:span><text:span text:style-name="T122">Verwendet JSON to dynamic Konvertierung um ViewModels &amp; DTOs zu vermeiden</text:span><text:span text:style-name="T112"> </text:span><text:span text:style-name="T102">und bringt Rails ähnliche Konstrukte und Tools, </text:span><text:span text:style-name="T122">wie automatisch build &amp; deploy, </text:span><text:span text:style-name="T102">mit </text:span><text:span text:style-name="T121">um das </text:span><text:span text:style-name="T122">Entwicklungsp</text:span><text:span text:style-name="T121">rozess selber 'reibungsloser' zu machen</text:span>.</text:p>
      <text:p text:style-name="P21"/>
      <text:p text:style-name="P21"><text:span text:style-name="T102">Unter anderem </text:span><text:span text:style-name="T121">Kern Komponente verwendet</text:span><text:span text:style-name="T102"> Oak ein so genannte 'Gemini' </text:span><text:span text:style-name="T112">Komponent.</text:span> <text:span text:style-name="T121">Ähnlich wie ein ExpandoObject können an</text:span><text:span text:style-name="T102"> einen Gemini Objekt Eigenschaften und Methoden hinzugefügt werden. </text:span><text:span text:style-name="T121">Ein Gemini Objekt kann aber</text:span><text:span text:style-name="T112"> </text:span><text:span text:style-name="T121">sich</text:span><text:span text:style-name="T102"> Selbstbeobacht</text:span><text:span text:style-name="T121">en und seine Members am Laufzeit analysieren.</text:span></text:p>
      <text:p text:style-name="P21"/>
      <text:p text:style-name="P35">dynamic gemini = new Gemini(new { FirstName = "Jane", LastName = "Doe" });</text:p>
      <text:p text:style-name="P35">gemini.MiddleInitial = "J";</text:p>
      <text:p text:style-name="P35"/>
      <text:p text:style-name="P35">gemini.RespondsTo("FirstName"); //this would return true</text:p>
      <text:p text:style-name="P35">gemini.RespondsTo("IDontExist"); //this would return false</text:p>
      <text:p text:style-name="P35"/>
      <text:p text:style-name="P35">gemini.SayHello = new DynamicFunction(() =&gt; "Hello");</text:p>
      <text:p text:style-name="P35">gemini.SayHello(); //calling method</text:p>
      <text:p text:style-name="P35"/>
      <text:p text:style-name="P35">IDictionary&lt;string, object&gt; members = gemini.Hash(); //Get the members of the object</text:p>
      <text:p text:style-name="P35">IEnumerable&lt;string, object&gt; methods = gemini.Delegates(); //Get the Methods of the object</text:p>
      <text:p text:style-name="P11"/>
      <text:p text:style-name="P36"><text:span text:style-name="T110">Oak verwendet </text:span><text:span text:style-name="T112">meistens </text:span><text:span text:style-name="T110">Gemini Objekte </text:span><text:span text:style-name="T112">intern </text:span><text:span text:style-name="T110">für Model-Binding </text:span><text:span text:style-name="T121">Zweck</text:span><text:span text:style-name="T110">, Daten hin &amp; zurück vom Views zu reichen, aber auch als Schlüsselkomponent um Datenbanken anzusprechen, JSON Konvertierungen zu leisten usw.</text:span></text:p>
      <text:p text:style-name="P32"><text:soft-page-break/><text:span text:style-name="T79">N</text:span><text:span text:style-name="T28">ancyFx</text:span></text:p>
      <text:p text:style-name="P10">Nancy <text:span text:style-name="T41">[X]</text:span> is<text:span text:style-name="T101">t ein </text:span><text:span text:style-name="T113">OpenSource </text:span>Micro<text:span text:style-name="T110">F</text:span>ramework <text:span text:style-name="T123">und erlaubt WebApplikationen zu bauen</text:span>. <text:span text:style-name="T123">Ähnlich wie Sinatra </text:span><text:span text:style-name="T40">[X]</text:span><text:span text:style-name="T123"> auf der Ruby-Stack bietet es</text:span><text:span text:style-name="T101"> ein Leichtgewichtiges und </text:span><text:span text:style-name="T110">Zeremonie-loses</text:span><text:span text:style-name="T101"> Art-und-weise Webseiten zu anbieten. Gegensätzlich zu </text:span>ASP.NET MVC <text:span text:style-name="T101">enthält </text:span>Nancy <text:span text:style-name="T101">nur die Nötige Kern Funktionalitäten </text:span><text:span text:style-name="T123">'</text:span><text:span text:style-name="T101">Out-of-the-box</text:span><text:span text:style-name="T123">'</text:span><text:span text:style-name="T101"> und muss für </text:span><text:span text:style-name="T123">alles anderes mit E</text:span><text:span text:style-name="T101">rweiter</text:span><text:span text:style-name="T123">ungsmodulen ergänzt werden</text:span>.</text:p>
      <text:p text:style-name="P18"/>
      <text:p text:style-name="P73"><text:span text:style-name="T124">Um </text:span><text:span text:style-name="T101">Data</text:span><text:span text:style-name="T111">B</text:span><text:span text:style-name="T101">inding </text:span><text:span text:style-name="T124">zu leisten verwendet </text:span><text:span text:style-name="T80">Nancy </text:span><text:span text:style-name="T101">D</text:span><text:span text:style-name="T80">ynami</text:span><text:span text:style-name="T101">sche Objekte. Wenn man eine 'R</text:span>oute<text:span text:style-name="T101">' definiert, versucht </text:span>Nancy <text:span text:style-name="T101">dafür Parameters zu schnappen und bietet diese in ein </text:span><text:span text:style-name="T80">Expando</text:span><text:span text:style-name="T111">Object </text:span><text:span text:style-name="T101">Ähnliches O</text:span>bje<text:span text:style-name="T101">k</text:span>t. </text:p>
      <text:p text:style-name="P73"><text:span text:style-name="T101"/></text:p>
      <text:p text:style-name="P73"><text:span text:style-name="T101">Zum Beispiel: die Folgende Route </text:span><text:span text:style-name="T124">wird anhand </text:span><text:span text:style-name="T101">ein </text:span>HTTP-GET Request <text:span text:style-name="T101">auf </text:span>"/hello/bob" <text:span text:style-name="T101">oder </text:span>"/hello/nancy" URIs <text:span text:style-name="T101">aktiviert</text:span>. Nancy <text:span text:style-name="T101">empfangt dann </text:span>"bob" <text:span text:style-name="T101">oder </text:span>"nancy" <text:span text:style-name="T101">und verpackt es in der D</text:span>ynami<text:span text:style-name="T101">sche</text:span><text:span text:style-name="T111">s</text:span><text:span text:style-name="T101"> D</text:span>ictionary <text:span text:style-name="T101">'</text:span>parameters<text:span text:style-name="T101">'</text:span>.</text:p>
      <text:p text:style-name="P8"/>
      <text:p text:style-name="P4">Get["/hello/{name}"] = parameters =&gt; {</text:p>
      <text:p text:style-name="P4"><text:s text:c="4"/>return "Hello " + parameters.name;</text:p>
      <text:p text:style-name="P4">};</text:p>
      <text:p text:style-name="P8"/>
      <text:p text:style-name="P76"><text:span text:style-name="T101">Nancy kann unterschiedliche Parameters </text:span><text:span text:style-name="T124">Arten</text:span><text:span text:style-name="T101"> fangen: </text:span><text:span text:style-name="T111">Q</text:span><text:span text:style-name="T28">uery</text:span><text:span text:style-name="T111">S</text:span><text:span text:style-name="T28">tring, </text:span><text:span text:style-name="T111">C</text:span><text:span text:style-name="T28">aptured</text:span><text:span text:style-name="T111">P</text:span><text:span text:style-name="T28">arameters </text:span><text:span text:style-name="T111">und direkt in d</text:span><text:span text:style-name="T124">as</text:span><text:span text:style-name="T111"> B</text:span><text:span text:style-name="T28">ody </text:span><text:span text:style-name="T101">der Request. Alle diese </text:span><text:span text:style-name="T111">Parameters </text:span><text:span text:style-name="T101">in ein Dictionary zu packen ist eine schlaue Idee. Es ist sehr einfach für der Anwender und auch einfacher für der Framework selbst. </text:span></text:p>
      <text:p text:style-name="P76"><text:span text:style-name="T111">Allerdings, wenn e</text:span><text:span text:style-name="T101">s da sehr einfach zu wissen </text:span><text:span text:style-name="T111">ist </text:span><text:span text:style-name="T101">dass 'parameter.name' ein Wert haben wird, </text:span><text:span text:style-name="T111">e</text:span><text:span text:style-name="T101">s ist aber </text:span><text:span text:style-name="T124">schwieriger </text:span><text:span text:style-name="T101">zu wissen dass 'parameters.option' </text:span><text:span text:style-name="T124">auch </text:span><text:span text:style-name="T101">existiert wenn </text:span><text:span text:style-name="T28">"/hello/nancy?option=default" </text:span><text:span text:style-name="T101">aufgerufen wird. Da </text:span><text:span text:style-name="T111">sinkt</text:span><text:span text:style-name="T101"> d</text:span><text:span text:style-name="T111">ie </text:span><text:span text:style-name="T101">Entdeckbarkeit </text:span><text:span text:style-name="T111">ein bisschen</text:span><text:span text:style-name="T101">.</text:span></text:p>
      <text:p text:style-name="P18"/>
      <text:p text:style-name="Standard">Nancy<text:span text:style-name="T28"> </text:span><text:span text:style-name="T101">verwendet auch D</text:span><text:span text:style-name="T28">ynami</text:span><text:span text:style-name="T101">sche Objekte in das Ergebnisse von den Routen. </text:span><text:span text:style-name="T111">Laut der Theorie kann Nancy mit jede </text:span><text:span text:style-name="T124">Return </text:span><text:span text:style-name="T111">Objekt leben</text:span><text:span text:style-name="T28">. </text:span><text:span text:style-name="T81">Nancy </text:span><text:span text:style-name="T124">ist um eine </text:span><text:span text:style-name="T101">A</text:span><text:span text:style-name="T81">dapter </text:span><text:span text:style-name="T124">Architektur gebaut</text:span><text:span text:style-name="T101">. </text:span><text:span text:style-name="T111">Falls das Objekt ein Bekanntes Typ hat, wird es </text:span><text:span text:style-name="T101">an ein </text:span><text:span text:style-name="T111">Spezialisiertes</text:span><text:span text:style-name="T101"> Modul weitergegeben, </text:span><text:span text:style-name="T111">sonst wird es als dynamisches Objekt verpackt und an der View weitergereicht.</text:span><text:span text:style-name="T101"> Dieses '</text:span><text:span text:style-name="T81">dynamic</text:span><text:span text:style-name="T101">' </text:span><text:span text:style-name="T111">Verwendung</text:span><text:span text:style-name="T101"> ist einfacher für de</text:span><text:span text:style-name="T124">n</text:span><text:span text:style-name="T101"> Framework. </text:span><text:span text:style-name="T111">W</text:span><text:span text:style-name="T101">eniger Interfaces werden benötigt und Adapters können nachgeliefert werden. So bleibt der Flexibilität so hoch wie es geht... mit alle Nachteile dass man </text:span><text:span text:style-name="T111">da </text:span><text:soft-page-break/><text:span text:style-name="T111">sich ausd</text:span><text:span text:style-name="T101">enken kann wenn irgendwas </text:span><text:span text:style-name="T111">doch </text:span><text:span text:style-name="T101">schief gehen sollte...</text:span></text:p>
      <text:p text:style-name="P30">Simple.Data</text:p>
      <text:p text:style-name="P87">Simple.Data <text:span text:style-name="T103">geht noch ein schritt weiter. Anhand eine</text:span><text:span text:style-name="T114">n </text:span><text:span text:style-name="T103">massives Verbrauch von der '</text:span>TryGetMember<text:span text:style-name="T103">'</text:span> <text:span text:style-name="T103">Methode</text:span>, <text:span text:style-name="T103">erlaubt </text:span><text:span text:style-name="T124">es </text:span><text:span text:style-name="T103">die Spontan-Definition von Query Ähnliche Strukturen um </text:span><text:span text:style-name="T114">Daten</text:span><text:span text:style-name="T103">banken zu manipulieren. Der Syntax ist dann viel näher an eine Menschliche-Sprache und lässt sich viel besser bearbeiten</text:span>. <text:span text:style-name="T114">Im</text:span><text:span text:style-name="T103"> Folgende</text:span><text:span text:style-name="T114">m</text:span><text:span text:style-name="T103"> Beispiel ist '</text:span><text:span text:style-name="T82">database</text:span><text:span text:style-name="T103">' ein D</text:span><text:span text:style-name="T82">ynami</text:span><text:span text:style-name="T103">sches Objekt:</text:span></text:p>
      <text:p text:style-name="P19"/>
      <text:p text:style-name="P23">database.Customers.FindAllBy<text:span text:style-name="T124">Genre</text:span>Id(3);</text:p>
      <text:p text:style-name="P24"/>
      <text:p text:style-name="P24">//The produced query: SELECT * FROM Customers WHERE <text:span text:style-name="T124">Genre</text:span>Id = 3</text:p>
      <text:p text:style-name="P9"/>
      <text:p text:style-name="P19"><text:span text:style-name="T104">Der Eckstein </text:span><text:span text:style-name="T114">von</text:span><text:span text:style-name="T104"> Simple.Data ist dieses Schlaues </text:span><text:span text:style-name="T114">Kapselung</text:span><text:span text:style-name="T104"> von O</text:span>bje<text:span text:style-name="T104">kte</text:span>, <text:span text:style-name="T104">K</text:span>ommand<text:span text:style-name="T104">os</text:span> <text:span text:style-name="T104">u</text:span>nd <text:span text:style-name="T104">D</text:span>at<text:span text:style-name="T104">en </text:span>in <text:span text:style-name="T104">eine sehr lesbare Form</text:span>.</text:p>
      <text:p text:style-name="P9"/>
      <text:p text:style-name="P39"><text:span text:style-name="T104">Die meisten Klassen in </text:span>Simple.Data <text:span text:style-name="T104">erben von </text:span>DynamicObject <text:span text:style-name="T104">un</text:span>d <text:span text:style-name="T104">verwenden 'R</text:span>egexes<text:span text:style-name="T104">'</text:span> <text:span text:style-name="T104">um die Members zu parsen, e.g. die verschiedene Blöcke in '</text:span>TryGetMember<text:span text:style-name="T104">' zu identifizieren.</text:span></text:p>
      <text:p text:style-name="P39"/>
      <text:p text:style-name="P49"><text:span text:style-name="T104">Dieses </text:span><text:span text:style-name="T114">Verwendung</text:span><text:span text:style-name="T104"> von 'dynamics' erlaubt eine Fle</text:span><text:span text:style-name="T82">xible </text:span><text:span text:style-name="T104">Verkettung von Datenbank</text:span><text:span text:style-name="T114">orientierte -</text:span><text:span text:style-name="T124">K</text:span><text:span text:style-name="T114">onzepte.</text:span><text:span text:style-name="T104"> Weil der Set an mögliche Kommandos</text:span><text:span text:style-name="T82"> </text:span><text:span text:style-name="T104">relativ gering ist </text:span><text:span text:style-name="T28">(Find, FindAllByXXX, OrderByXXX, Select, WithXXX, Where etc.) </text:span><text:span text:style-name="T104">bleibt die Entdeckbarkeit hoch.</text:span></text:p>
      <text:p text:style-name="P33">Fazit</text:p>
      <text:p text:style-name="P88"><text:span text:style-name="T105">In dieses Artikel haben wir verschiedene Konzepte und Verwendungen der 'dynamic' Schlüsselwort durchgeblickt. Von der</text:span><text:span text:style-name="T84"> DynamicDictionary</text:span><text:span text:style-name="T105"> </text:span><text:span text:style-name="T125">und</text:span><text:span text:style-name="T84"> ExpandoObject </text:span><text:span text:style-name="T125">als Basis Steine der C# Sprache und </text:span><text:span text:style-name="T124">ihren </text:span><text:span text:style-name="T105">Benutzung </text:span><text:span text:style-name="T84">i</text:span><text:span text:style-name="T105">m</text:span><text:span text:style-name="T84"> XML </text:span><text:span text:style-name="T105">Behandlung </text:span><text:span text:style-name="T125">zu den Erweiterungen / Varianten </text:span><text:span text:style-name="T114">ElasticObject</text:span><text:span text:style-name="T84"> </text:span><text:span text:style-name="T105">u</text:span><text:span text:style-name="T84">nd Gemini Obje</text:span><text:span text:style-name="T125">kte haben wir gesehen wie Dynamische Objekte als Flexible DTO-Ähnliche Mittels verwenden werden können. </text:span><text:span text:style-name="T126">Zusätzlich zu dieses Daten Container Sicht </text:span><text:span text:style-name="T125">verwendet </text:span><text:span text:style-name="T126">NancyFx </text:span><text:span text:style-name="T125">den 'dynamics' auch als Architekturellenbaustein um Flexibilität zu gewinnen. </text:span><text:span text:style-name="T84">Simple.Data </text:span><text:span text:style-name="T125">geht ein Schritt weiter und </text:span><text:span text:style-name="T126">baut eine Ebene </text:span><text:soft-page-break/><text:span text:style-name="T126">Logik auf den 'dynamics' um eine Bessere API anbieten zu können.</text:span></text:p>
      <text:p text:style-name="P25"/>
      <text:p text:style-name="P20"><text:span text:style-name="T105">Neben der gedankliches Spiel </text:span><text:span text:style-name="T126">der 'dynamics'</text:span><text:span text:style-name="T105"> ist der API Aufbau das interessantes Teil von d</text:span><text:span text:style-name="T126">ieses </text:span><text:span text:style-name="T114">Verwendung.</text:span><text:span text:style-name="T105"> Welche Tools wollen wir unsere Kunden </text:span><text:span text:style-name="T83">(e.g. </text:span><text:span text:style-name="T105">Entwicklern</text:span><text:span text:style-name="T83">) </text:span><text:span text:style-name="T105">zukommen lassen</text:span><text:span text:style-name="T83">? W</text:span><text:span text:style-name="T105">elche Sprache sollten sie sprechen? Etwas einfach für mich? Oder eher einfach für denen? </text:span><text:span text:style-name="T126">Wie kann ich die Flexibilität meine Applikation so hoch wie möglich behalten?</text:span><text:span text:style-name="T105"> Dynamisch Konstrukte können da sehr gut helfen und ich wette es werden noch andere gute Beispiele in der Zukunft geben</text:span><text:span text:style-name="T83">.</text:span></text:p>
      <text:p text:style-name="P25"/>
      <text:p text:style-name="P28">Diese waren die <text:span text:style-name="T114">'</text:span>Dynamics in Freie Wildbahn<text:span text:style-name="T114">'</text:span> Beispiele die mir bekannt sind. Falls ihr andere Exemplare kennt würde ich mich sehr freuen darüber zu hören. Falls nicht für mich, <text:span text:style-name="T114">tun</text:span> sie es für die <text:span text:style-name="T114">Kätzchen</text:span>!</text:p>
      <text:p text:style-name="Referenzen">Referenzen</text:p>
      <text:p text:style-name="P69"><text:span text:style-name="T25">[1] „</text:span><text:span text:style-name="T26">C#4 and the dynamic keyword whirlwind Tour around .NET 4 (and Visual Studio 2010) Beta 1</text:span><text:span text:style-name="T25">“ </text:span><text:span text:style-name="T26">Scott Hanselman </text:span><text:a xlink:type="simple" xlink:href="http://www.hanselman.com/blog/C4AndTheDynamicKeywordWhirlwindTourAroundNET4AndVisualStudio2010Beta1.aspx"><text:span text:style-name="T25">http://www.hanselman.com/blog/C4AndTheDynamicKeywordWhirlwindTourAroundNET4AndVisualStudio2010Beta1.aspx</text:span></text:a></text:p>
      <text:p text:style-name="P66">[2] <text:span text:style-name="T127">DuckTyping </text:span><text:a xlink:type="simple" xlink:href="http://de.wikipedia.org/wiki/Duck_Typing">http://de.wikipedia.org/wiki/Duck_Typing</text:a></text:p>
      <text:p text:style-name="P67">[3] <text:span text:style-name="T127">IntelliSense definition </text:span><text:a xlink:type="simple" xlink:href="http://en.wikipedia.org/wiki/Intelli-sense">http://en.wikipedia.org/wiki/Intelli-sense</text:a></text:p>
      <text:p text:style-name="P83">[4] <text:span text:style-name="T127">IronPython Homepage </text:span><text:a xlink:type="simple" xlink:href="http://ironpython.net/">http://ironpython.net/</text:a></text:p>
      <text:p text:style-name="P82"><text:span text:style-name="T85">[5] </text:span><text:span text:style-name="T127">IronRuby Homepage</text:span><text:span text:style-name="T85"> </text:span><text:a xlink:type="simple" xlink:href="http://www.ironruby.net/"><text:span text:style-name="T85">http://www.ironruby.net/</text:span></text:a></text:p>
      <text:p text:style-name="P68"><text:span text:style-name="T85">[</text:span><text:span text:style-name="T115">6</text:span><text:span text:style-name="T85">] </text:span><text:span text:style-name="T127">Asp.Net MVC Homepage</text:span><text:span text:style-name="T85"> </text:span><text:a xlink:type="simple" xlink:href="http://www.asp.net/mvc"><text:span text:style-name="T85">http://www.asp.net/mvc</text:span></text:a></text:p>
      <text:p text:style-name="P68"><text:span text:style-name="T85">[</text:span><text:span text:style-name="T115">7</text:span><text:span text:style-name="T85">] </text:span><text:span text:style-name="T127">NancyFx Homepage</text:span><text:span text:style-name="T85"> </text:span><text:a xlink:type="simple" xlink:href="http://nancyfx.org/"><text:span text:style-name="T85">http://nancyfx.org/</text:span></text:a></text:p>
      <text:p text:style-name="P82"><text:span text:style-name="T85">[</text:span><text:span text:style-name="T115">8</text:span><text:span text:style-name="T85">] </text:span><text:span text:style-name="T127">Simple.Data Repository</text:span><text:span text:style-name="T85"> </text:span><text:a xlink:type="simple" xlink:href="https://github.com/markrendle/Simple.Data"><text:span text:style-name="T85">https://github.com/markrendle/Simple.Data</text:span></text:a></text:p>
      <text:p text:style-name="P82"><text:span text:style-name="T85">[</text:span><text:span text:style-name="T127">9</text:span><text:span text:style-name="T85">] </text:span><text:span text:style-name="T127">Oak haupt Repository</text:span><text:span text:style-name="T85"> </text:span><text:a xlink:type="simple" xlink:href="http://amirrajan.github.io/Oak/"><text:span text:style-name="T85">http://amirrajan.github.io/Oak/</text:span></text:a></text:p>
      <text:p text:style-name="P68"><text:span text:style-name="T85">[1</text:span><text:span text:style-name="T115">0</text:span><text:span text:style-name="T85">] „</text:span><text:span text:style-name="T127">Dynamics in C#4.0: Introducing the ExpandoObject“ Alexandra Rusina</text:span><text:span text:style-name="T85"> </text:span><text:a xlink:type="simple" xlink:href="http://blogs.msdn.com/b/csharpfaq/archive/2009/10/01/dynamic-in-c-4-0-introducing-the-expandoobject.aspx"><text:span text:style-name="T85">http://blogs.msdn.com/b/csharpfaq/archive/2009/10/01/dynamic-in-c-4-0-introducing-the-expandoobject.aspx</text:span></text:a></text:p>
      <text:p text:style-name="P81"><text:span text:style-name="T86">[1</text:span><text:span text:style-name="T87">1</text:span><text:span text:style-name="T86">] </text:span><text:span text:style-name="T88">ElasticObject haupt Repository </text:span><text:a xlink:type="simple" xlink:href="https://github.com/amazedsaint/ElasticObject"><text:span text:style-name="T88">https://github.com/amazedsaint/ElasticObject</text:span></text:a></text:p>
      <text:p text:style-name="P84"><text:span text:style-name="T26">[12] „Erste Date mit Nancy“ und „Zweite Date mit Nancy“ Tim Bourguignon </text:span><text:a xlink:type="simple" xlink:href="http://www.bookware.de/kaffeeklatsch/archiv/KaffeeKlatsch-2012-07.pdf"><text:span text:style-name="T88">http://www.bookware.de/kaffeeklatsch/archiv/KaffeeKlatsch-2012-07.pdf</text:span></text:a><text:span text:style-name="T88"> -</text:span><text:span text:style-name="T26"> </text:span><text:a xlink:type="simple" xlink:href="http://www.bookware.de/kaffeeklatsch/archiv/KaffeeKlatsch-2013-02.pdf"><text:span text:style-name="T26">http://www.bookware.de/kaffeeklatsch/archiv/KaffeeKlatsch-2013-02.pdf</text:span></text:a><text:span text:style-name="T26"> </text:span></text:p>
      <text:p text:style-name="P84"><text:span text:style-name="T26">[13] Sinatra für Ruby </text:span><text:span text:style-name="T27">Homepage</text:span><text:span text:style-name="T26"> </text:span><text:a xlink:type="simple" xlink:href="http://www.sinatrarb.com/"><text:span text:style-name="T88">http://www.sinatrarb.com/</text:span></text:a><text:span text:style-name="T8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initial-creator/></text:p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142</meta:editing-cycles>
    <meta:editing-duration>PT12H6M54S</meta:editing-duration>
    <dc:date>2013-07-11T10:24:39.91</dc:date>
    <dc:creator>Tim Bourguignon</dc:creator>
    <meta:document-statistic meta:table-count="0" meta:image-count="0" meta:object-count="0" meta:page-count="17" meta:paragraph-count="118" meta:word-count="2109" meta:character-count="15474" meta:non-whitespace-character-count="13461"/>
    <meta:user-defined meta:name="Info 1"/>
    <meta:user-defined meta:name="Info 2"/>
    <meta:user-defined meta:name="Info 3"/>
    <meta:user-defined meta:name="Info 4"/>
  </office:meta>
</office:document-meta>
</file>